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2.98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1" table:number-columns-repeated="4" table:default-cell-style-name="ce15"/>
        <table:table-column table:style-name="co2" table:default-cell-style-name="ce15"/>
        <table:table-column table:style-name="co3" table:default-cell-style-name="ce15"/>
        <table:table-column table:style-name="co1" table:number-columns-repeated="4" table:default-cell-style-name="ce15"/>
        <table:table-column table:style-name="co4" table:default-cell-style-name="ce15"/>
        <table:table-column table:style-name="co1" table:number-columns-repeated="9" table:default-cell-style-name="ce15"/>
        <table:table-column table:style-name="co5" table:default-cell-style-name="ce14"/>
        <table:table-row table:style-name="ro1">
          <table:table-cell table:style-name="ce11" office:value-type="string" calcext:value-type="string">
            <text:p>EPOCH</text:p>
          </table:table-cell>
          <table:table-cell table:style-name="ce14" office:value-type="string" calcext:value-type="string">
            <text:p>RUN1</text:p>
          </table:table-cell>
          <table:table-cell table:style-name="ce14" office:value-type="string" calcext:value-type="string">
            <text:p>RUN2</text:p>
          </table:table-cell>
          <table:table-cell table:style-name="ce14" office:value-type="string" calcext:value-type="string">
            <text:p>RUN3</text:p>
          </table:table-cell>
          <table:table-cell table:style-name="ce14" office:value-type="string" calcext:value-type="string">
            <text:p>RUN4</text:p>
          </table:table-cell>
          <table:table-cell table:style-name="ce14" office:value-type="string" calcext:value-type="string">
            <text:p>RUN5</text:p>
          </table:table-cell>
          <table:table-cell table:style-name="ce14" office:value-type="string" calcext:value-type="string">
            <text:p>RUN6</text:p>
          </table:table-cell>
          <table:table-cell table:style-name="ce14" office:value-type="string" calcext:value-type="string">
            <text:p>RUN7</text:p>
          </table:table-cell>
          <table:table-cell table:style-name="ce14" office:value-type="string" calcext:value-type="string">
            <text:p>RUN8</text:p>
          </table:table-cell>
          <table:table-cell table:style-name="ce14" office:value-type="string" calcext:value-type="string">
            <text:p>RUN9</text:p>
          </table:table-cell>
          <table:table-cell table:style-name="ce14" office:value-type="string" calcext:value-type="string">
            <text:p>RUN10</text:p>
          </table:table-cell>
          <table:table-cell table:style-name="ce14" office:value-type="string" calcext:value-type="string">
            <text:p>RUN11</text:p>
          </table:table-cell>
          <table:table-cell table:style-name="ce14" office:value-type="string" calcext:value-type="string">
            <text:p>RUN12</text:p>
          </table:table-cell>
          <table:table-cell table:style-name="ce14" office:value-type="string" calcext:value-type="string">
            <text:p>RUN13</text:p>
          </table:table-cell>
          <table:table-cell table:style-name="ce14" office:value-type="string" calcext:value-type="string">
            <text:p>RUN14</text:p>
          </table:table-cell>
          <table:table-cell table:style-name="ce14" office:value-type="string" calcext:value-type="string">
            <text:p>RUN15</text:p>
          </table:table-cell>
          <table:table-cell table:style-name="ce14" office:value-type="string" calcext:value-type="string">
            <text:p>RUN16</text:p>
          </table:table-cell>
          <table:table-cell table:style-name="ce14" office:value-type="string" calcext:value-type="string">
            <text:p>RUN17</text:p>
          </table:table-cell>
          <table:table-cell table:style-name="ce14" office:value-type="string" calcext:value-type="string">
            <text:p>RUN18</text:p>
          </table:table-cell>
          <table:table-cell table:style-name="ce14" office:value-type="string" calcext:value-type="string">
            <text:p>RUN19</text:p>
          </table:table-cell>
          <table:table-cell table:style-name="ce14" office:value-type="string" calcext:value-type="string">
            <text:p>RUN20</text:p>
          </table:table-cell>
          <table:table-cell office:value-type="string" calcext:value-type="string">
            <text:p>ACC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796" calcext:value-type="float">
            <text:p>0.625796</text:p>
          </table:table-cell>
          <table:table-cell office:value-type="float" office:value="0.60951" calcext:value-type="float">
            <text:p>0.609510</text:p>
          </table:table-cell>
          <table:table-cell office:value-type="float" office:value="0.603332" calcext:value-type="float">
            <text:p>0.603332</text:p>
          </table:table-cell>
          <table:table-cell office:value-type="float" office:value="0.605953" calcext:value-type="float">
            <text:p>0.605953</text:p>
          </table:table-cell>
          <table:table-cell office:value-type="float" office:value="0.5848" calcext:value-type="float">
            <text:p>0.584800</text:p>
          </table:table-cell>
          <table:table-cell office:value-type="float" office:value="0.583489" calcext:value-type="float">
            <text:p>0.583489</text:p>
          </table:table-cell>
          <table:table-cell office:value-type="float" office:value="0.577686" calcext:value-type="float">
            <text:p>0.577686</text:p>
          </table:table-cell>
          <table:table-cell office:value-type="float" office:value="0.597342" calcext:value-type="float">
            <text:p>0.597342</text:p>
          </table:table-cell>
          <table:table-cell office:value-type="float" office:value="0.612318" calcext:value-type="float">
            <text:p>0.612318</text:p>
          </table:table-cell>
          <table:table-cell office:value-type="float" office:value="0.628791" calcext:value-type="float">
            <text:p>0.628791</text:p>
          </table:table-cell>
          <table:table-cell office:value-type="float" office:value="0.633192537" calcext:value-type="float">
            <text:p>0.633193</text:p>
          </table:table-cell>
          <table:table-cell office:value-type="float" office:value="0.630176572" calcext:value-type="float">
            <text:p>0.630177</text:p>
          </table:table-cell>
          <table:table-cell office:value-type="float" office:value="0.579404577" calcext:value-type="float">
            <text:p>0.579405</text:p>
          </table:table-cell>
          <table:table-cell office:value-type="float" office:value="0.573642198" calcext:value-type="float">
            <text:p>0.573642</text:p>
          </table:table-cell>
          <table:table-cell office:value-type="float" office:value="0.593160606" calcext:value-type="float">
            <text:p>0.593161</text:p>
          </table:table-cell>
          <table:table-cell office:value-type="float" office:value="0.608031774" calcext:value-type="float">
            <text:p>0.608032</text:p>
          </table:table-cell>
          <table:table-cell office:value-type="float" office:value="0.60948013401" calcext:value-type="float">
            <text:p>0.609480</text:p>
          </table:table-cell>
          <table:table-cell office:value-type="float" office:value="0.607555324" calcext:value-type="float">
            <text:p>0.607555</text:p>
          </table:table-cell>
          <table:table-cell office:value-type="float" office:value="0.610194671" calcext:value-type="float">
            <text:p>0.610195</text:p>
          </table:table-cell>
          <table:table-cell office:value-type="float" office:value="0.5888936" calcext:value-type="float">
            <text:p>0.588894</text:p>
          </table:table-cell>
          <table:table-cell table:formula="of:=AVERAGE([.B2:.U2])" office:value-type="float" office:value="0.6031374496505" calcext:value-type="float">
            <text:p>0.6031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4586" calcext:value-type="float">
            <text:p>0.754586</text:p>
          </table:table-cell>
          <table:table-cell office:value-type="float" office:value="0.732684" calcext:value-type="float">
            <text:p>0.732684</text:p>
          </table:table-cell>
          <table:table-cell office:value-type="float" office:value="0.742606" calcext:value-type="float">
            <text:p>0.742606</text:p>
          </table:table-cell>
          <table:table-cell office:value-type="float" office:value="0.723699" calcext:value-type="float">
            <text:p>0.723699</text:p>
          </table:table-cell>
          <table:table-cell table:number-columns-repeated="2" office:value-type="float" office:value="0.662112" calcext:value-type="float">
            <text:p>0.662112</text:p>
          </table:table-cell>
          <table:table-cell office:value-type="float" office:value="0.697117" calcext:value-type="float">
            <text:p>0.697117</text:p>
          </table:table-cell>
          <table:table-cell office:value-type="float" office:value="0.674092" calcext:value-type="float">
            <text:p>0.674092</text:p>
          </table:table-cell>
          <table:table-cell office:value-type="float" office:value="0.743542" calcext:value-type="float">
            <text:p>0.743542</text:p>
          </table:table-cell>
          <table:table-cell office:value-type="float" office:value="0.734556" calcext:value-type="float">
            <text:p>0.734556</text:p>
          </table:table-cell>
          <table:table-cell office:value-type="float" office:value="0.739697892" calcext:value-type="float">
            <text:p>0.739698</text:p>
          </table:table-cell>
          <table:table-cell office:value-type="float" office:value="0.759868102" calcext:value-type="float">
            <text:p>0.759868</text:p>
          </table:table-cell>
          <table:table-cell office:value-type="float" office:value="0.657477216" calcext:value-type="float">
            <text:p>0.657477</text:p>
          </table:table-cell>
          <table:table-cell office:value-type="float" office:value="0.692237181" calcext:value-type="float">
            <text:p>0.692237</text:p>
          </table:table-cell>
          <table:table-cell office:value-type="float" office:value="0.669373356" calcext:value-type="float">
            <text:p>0.669373</text:p>
          </table:table-cell>
          <table:table-cell office:value-type="float" office:value="0.738337206" calcext:value-type="float">
            <text:p>0.738337</text:p>
          </table:table-cell>
          <table:table-cell office:value-type="float" office:value="0.732648098484" calcext:value-type="float">
            <text:p>0.732648</text:p>
          </table:table-cell>
          <table:table-cell office:value-type="float" office:value="0.747804242" calcext:value-type="float">
            <text:p>0.747804</text:p>
          </table:table-cell>
          <table:table-cell office:value-type="float" office:value="0.728764893" calcext:value-type="float">
            <text:p>0.728765</text:p>
          </table:table-cell>
          <table:table-cell office:value-type="float" office:value="0.666746784" calcext:value-type="float">
            <text:p>0.666747</text:p>
          </table:table-cell>
          <table:table-cell table:formula="of:=AVERAGE([.B3:.U3])" office:value-type="float" office:value="0.7130030485242" calcext:value-type="float">
            <text:p>0.713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5848" calcext:value-type="float">
            <text:p>0.785848</text:p>
          </table:table-cell>
          <table:table-cell office:value-type="float" office:value="0.75234" calcext:value-type="float">
            <text:p>0.752340</text:p>
          </table:table-cell>
          <table:table-cell office:value-type="float" office:value="0.808124" calcext:value-type="float">
            <text:p>0.808124</text:p>
          </table:table-cell>
          <table:table-cell office:value-type="float" office:value="0.779671" calcext:value-type="float">
            <text:p>0.779671</text:p>
          </table:table-cell>
          <table:table-cell office:value-type="float" office:value="0.736054" calcext:value-type="float">
            <text:p>0.736054</text:p>
          </table:table-cell>
          <table:table-cell office:value-type="float" office:value="0.766005" calcext:value-type="float">
            <text:p>0.766005</text:p>
          </table:table-cell>
          <table:table-cell office:value-type="float" office:value="0.773119" calcext:value-type="float">
            <text:p>0.773119</text:p>
          </table:table-cell>
          <table:table-cell office:value-type="float" office:value="0.796705" calcext:value-type="float">
            <text:p>0.796705</text:p>
          </table:table-cell>
          <table:table-cell office:value-type="float" office:value="0.808499" calcext:value-type="float">
            <text:p>0.808499</text:p>
          </table:table-cell>
          <table:table-cell office:value-type="float" office:value="0.795769" calcext:value-type="float">
            <text:p>0.795769</text:p>
          </table:table-cell>
          <table:table-cell office:value-type="float" office:value="0.801339383" calcext:value-type="float">
            <text:p>0.801339</text:p>
          </table:table-cell>
          <table:table-cell office:value-type="float" office:value="0.791348936" calcext:value-type="float">
            <text:p>0.791349</text:p>
          </table:table-cell>
          <table:table-cell office:value-type="float" office:value="0.760642965" calcext:value-type="float">
            <text:p>0.760643</text:p>
          </table:table-cell>
          <table:table-cell office:value-type="float" office:value="0.767707167" calcext:value-type="float">
            <text:p>0.767707</text:p>
          </table:table-cell>
          <table:table-cell office:value-type="float" office:value="0.791128065" calcext:value-type="float">
            <text:p>0.791128</text:p>
          </table:table-cell>
          <table:table-cell office:value-type="float" office:value="0.802839507" calcext:value-type="float">
            <text:p>0.802840</text:p>
          </table:table-cell>
          <table:table-cell office:value-type="float" office:value="0.75230313534" calcext:value-type="float">
            <text:p>0.752303</text:p>
          </table:table-cell>
          <table:table-cell office:value-type="float" office:value="0.813780868" calcext:value-type="float">
            <text:p>0.813781</text:p>
          </table:table-cell>
          <table:table-cell office:value-type="float" office:value="0.785128697" calcext:value-type="float">
            <text:p>0.785129</text:p>
          </table:table-cell>
          <table:table-cell office:value-type="float" office:value="0.741206378" calcext:value-type="float">
            <text:p>0.741206</text:p>
          </table:table-cell>
          <table:table-cell table:formula="of:=AVERAGE([.B4:.U4])" office:value-type="float" office:value="0.780477955067" calcext:value-type="float">
            <text:p>0.7804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2007" calcext:value-type="float">
            <text:p>0.842007</text:p>
          </table:table-cell>
          <table:table-cell office:value-type="float" office:value="0.828529" calcext:value-type="float">
            <text:p>0.828529</text:p>
          </table:table-cell>
          <table:table-cell office:value-type="float" office:value="0.836952" calcext:value-type="float">
            <text:p>0.836952</text:p>
          </table:table-cell>
          <table:table-cell office:value-type="float" office:value="0.827967" calcext:value-type="float">
            <text:p>0.827967</text:p>
          </table:table-cell>
          <table:table-cell office:value-type="float" office:value="0.808686" calcext:value-type="float">
            <text:p>0.808686</text:p>
          </table:table-cell>
          <table:table-cell office:value-type="float" office:value="0.823849" calcext:value-type="float">
            <text:p>0.823849</text:p>
          </table:table-cell>
          <table:table-cell office:value-type="float" office:value="0.819356" calcext:value-type="float">
            <text:p>0.819356</text:p>
          </table:table-cell>
          <table:table-cell office:value-type="float" office:value="0.831337" calcext:value-type="float">
            <text:p>0.831337</text:p>
          </table:table-cell>
          <table:table-cell office:value-type="float" office:value="0.841445" calcext:value-type="float">
            <text:p>0.841445</text:p>
          </table:table-cell>
          <table:table-cell office:value-type="float" office:value="0.820479" calcext:value-type="float">
            <text:p>0.820479</text:p>
          </table:table-cell>
          <table:table-cell office:value-type="float" office:value="0.826222353" calcext:value-type="float">
            <text:p>0.826222</text:p>
          </table:table-cell>
          <table:table-cell office:value-type="float" office:value="0.847901049" calcext:value-type="float">
            <text:p>0.847901</text:p>
          </table:table-cell>
          <table:table-cell office:value-type="float" office:value="0.818082057" calcext:value-type="float">
            <text:p>0.818082</text:p>
          </table:table-cell>
          <table:table-cell office:value-type="float" office:value="0.813620508" calcext:value-type="float">
            <text:p>0.813621</text:p>
          </table:table-cell>
          <table:table-cell office:value-type="float" office:value="0.825517641" calcext:value-type="float">
            <text:p>0.825518</text:p>
          </table:table-cell>
          <table:table-cell office:value-type="float" office:value="0.835554885" calcext:value-type="float">
            <text:p>0.835555</text:p>
          </table:table-cell>
          <table:table-cell office:value-type="float" office:value="0.828488402079" calcext:value-type="float">
            <text:p>0.828488</text:p>
          </table:table-cell>
          <table:table-cell office:value-type="float" office:value="0.842810664" calcext:value-type="float">
            <text:p>0.842811</text:p>
          </table:table-cell>
          <table:table-cell office:value-type="float" office:value="0.833762769" calcext:value-type="float">
            <text:p>0.833763</text:p>
          </table:table-cell>
          <table:table-cell office:value-type="float" office:value="0.814346802" calcext:value-type="float">
            <text:p>0.814347</text:p>
          </table:table-cell>
          <table:table-cell table:formula="of:=AVERAGE([.B5:.U5])" office:value-type="float" office:value="0.82834570650395" calcext:value-type="float">
            <text:p>0.8283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1179" calcext:value-type="float">
            <text:p>0.851179</text:p>
          </table:table-cell>
          <table:table-cell office:value-type="float" office:value="0.840135" calcext:value-type="float">
            <text:p>0.840135</text:p>
          </table:table-cell>
          <table:table-cell office:value-type="float" office:value="0.846687" calcext:value-type="float">
            <text:p>0.846687</text:p>
          </table:table-cell>
          <table:table-cell office:value-type="float" office:value="0.828716" calcext:value-type="float">
            <text:p>0.828716</text:p>
          </table:table-cell>
          <table:table-cell office:value-type="float" office:value="0.846874" calcext:value-type="float">
            <text:p>0.846874</text:p>
          </table:table-cell>
          <table:table-cell office:value-type="float" office:value="0.836391" calcext:value-type="float">
            <text:p>0.836391</text:p>
          </table:table-cell>
          <table:table-cell office:value-type="float" office:value="0.830026" calcext:value-type="float">
            <text:p>0.830026</text:p>
          </table:table-cell>
          <table:table-cell office:value-type="float" office:value="0.848746" calcext:value-type="float">
            <text:p>0.848746</text:p>
          </table:table-cell>
          <table:table-cell table:number-columns-repeated="2" office:value-type="float" office:value="0.835455" calcext:value-type="float">
            <text:p>0.835455</text:p>
          </table:table-cell>
          <table:table-cell office:value-type="float" office:value="0.841303185" calcext:value-type="float">
            <text:p>0.841303</text:p>
          </table:table-cell>
          <table:table-cell office:value-type="float" office:value="0.857137253" calcext:value-type="float">
            <text:p>0.857137</text:p>
          </table:table-cell>
          <table:table-cell office:value-type="float" office:value="0.830536263" calcext:value-type="float">
            <text:p>0.830536</text:p>
          </table:table-cell>
          <table:table-cell office:value-type="float" office:value="0.824215818" calcext:value-type="float">
            <text:p>0.824216</text:p>
          </table:table-cell>
          <table:table-cell office:value-type="float" office:value="0.842804778" calcext:value-type="float">
            <text:p>0.842805</text:p>
          </table:table-cell>
          <table:table-cell office:value-type="float" office:value="0.829606815" calcext:value-type="float">
            <text:p>0.829607</text:p>
          </table:table-cell>
          <table:table-cell office:value-type="float" office:value="0.840093833385" calcext:value-type="float">
            <text:p>0.840094</text:p>
          </table:table-cell>
          <table:table-cell office:value-type="float" office:value="0.852613809" calcext:value-type="float">
            <text:p>0.852614</text:p>
          </table:table-cell>
          <table:table-cell office:value-type="float" office:value="0.834517012" calcext:value-type="float">
            <text:p>0.834517</text:p>
          </table:table-cell>
          <table:table-cell office:value-type="float" office:value="0.852802118" calcext:value-type="float">
            <text:p>0.852802</text:p>
          </table:table-cell>
          <table:table-cell table:formula="of:=AVERAGE([.B6:.U6])" office:value-type="float" office:value="0.84026474421925" calcext:value-type="float">
            <text:p>0.8402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9652" calcext:value-type="float">
            <text:p>0.829652</text:p>
          </table:table-cell>
          <table:table-cell office:value-type="float" office:value="0.839199" calcext:value-type="float">
            <text:p>0.839199</text:p>
          </table:table-cell>
          <table:table-cell office:value-type="float" office:value="0.842007" calcext:value-type="float">
            <text:p>0.842007</text:p>
          </table:table-cell>
          <table:table-cell office:value-type="float" office:value="0.836391" calcext:value-type="float">
            <text:p>0.836391</text:p>
          </table:table-cell>
          <table:table-cell office:value-type="float" office:value="0.853613" calcext:value-type="float">
            <text:p>0.853613</text:p>
          </table:table-cell>
          <table:table-cell office:value-type="float" office:value="0.841445" calcext:value-type="float">
            <text:p>0.841445</text:p>
          </table:table-cell>
          <table:table-cell office:value-type="float" office:value="0.834332" calcext:value-type="float">
            <text:p>0.834332</text:p>
          </table:table-cell>
          <table:table-cell office:value-type="float" office:value="0.852677" calcext:value-type="float">
            <text:p>0.852677</text:p>
          </table:table-cell>
          <table:table-cell office:value-type="float" office:value="0.853238" calcext:value-type="float">
            <text:p>0.853238</text:p>
          </table:table-cell>
          <table:table-cell office:value-type="float" office:value="0.836204" calcext:value-type="float">
            <text:p>0.836204</text:p>
          </table:table-cell>
          <table:table-cell office:value-type="float" office:value="0.842057428" calcext:value-type="float">
            <text:p>0.842057</text:p>
          </table:table-cell>
          <table:table-cell office:value-type="float" office:value="0.835459564" calcext:value-type="float">
            <text:p>0.835460</text:p>
          </table:table-cell>
          <table:table-cell office:value-type="float" office:value="0.835554885" calcext:value-type="float">
            <text:p>0.835555</text:p>
          </table:table-cell>
          <table:table-cell office:value-type="float" office:value="0.828491676" calcext:value-type="float">
            <text:p>0.828492</text:p>
          </table:table-cell>
          <table:table-cell office:value-type="float" office:value="0.846708261" calcext:value-type="float">
            <text:p>0.846708</text:p>
          </table:table-cell>
          <table:table-cell office:value-type="float" office:value="0.847265334" calcext:value-type="float">
            <text:p>0.847265</text:p>
          </table:table-cell>
          <table:table-cell office:value-type="float" office:value="0.839157879249" calcext:value-type="float">
            <text:p>0.839158</text:p>
          </table:table-cell>
          <table:table-cell office:value-type="float" office:value="0.847901049" calcext:value-type="float">
            <text:p>0.847901</text:p>
          </table:table-cell>
          <table:table-cell office:value-type="float" office:value="0.842245737" calcext:value-type="float">
            <text:p>0.842246</text:p>
          </table:table-cell>
          <table:table-cell office:value-type="float" office:value="0.859588291" calcext:value-type="float">
            <text:p>0.859588</text:p>
          </table:table-cell>
          <table:table-cell table:formula="of:=AVERAGE([.B7:.U7])" office:value-type="float" office:value="0.84215940521245" calcext:value-type="float">
            <text:p>0.8421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0056" calcext:value-type="float">
            <text:p>0.850056</text:p>
          </table:table-cell>
          <table:table-cell office:value-type="float" office:value="0.838637" calcext:value-type="float">
            <text:p>0.838637</text:p>
          </table:table-cell>
          <table:table-cell office:value-type="float" office:value="0.836765" calcext:value-type="float">
            <text:p>0.836765</text:p>
          </table:table-cell>
          <table:table-cell office:value-type="float" office:value="0.836952" calcext:value-type="float">
            <text:p>0.836952</text:p>
          </table:table-cell>
          <table:table-cell office:value-type="float" office:value="0.849307" calcext:value-type="float">
            <text:p>0.849307</text:p>
          </table:table-cell>
          <table:table-cell office:value-type="float" office:value="0.840322" calcext:value-type="float">
            <text:p>0.840322</text:p>
          </table:table-cell>
          <table:table-cell office:value-type="float" office:value="0.831149" calcext:value-type="float">
            <text:p>0.831149</text:p>
          </table:table-cell>
          <table:table-cell office:value-type="float" office:value="0.847997" calcext:value-type="float">
            <text:p>0.847997</text:p>
          </table:table-cell>
          <table:table-cell office:value-type="float" office:value="0.845751" calcext:value-type="float">
            <text:p>0.845751</text:p>
          </table:table-cell>
          <table:table-cell office:value-type="float" office:value="0.827405" calcext:value-type="float">
            <text:p>0.827405</text:p>
          </table:table-cell>
          <table:table-cell office:value-type="float" office:value="0.833196835" calcext:value-type="float">
            <text:p>0.833197</text:p>
          </table:table-cell>
          <table:table-cell office:value-type="float" office:value="0.856006392" calcext:value-type="float">
            <text:p>0.856006</text:p>
          </table:table-cell>
          <table:table-cell office:value-type="float" office:value="0.834439746" calcext:value-type="float">
            <text:p>0.834440</text:p>
          </table:table-cell>
          <table:table-cell office:value-type="float" office:value="0.825330957" calcext:value-type="float">
            <text:p>0.825331</text:p>
          </table:table-cell>
          <table:table-cell office:value-type="float" office:value="0.842061021" calcext:value-type="float">
            <text:p>0.842061</text:p>
          </table:table-cell>
          <table:table-cell office:value-type="float" office:value="0.839830743" calcext:value-type="float">
            <text:p>0.839831</text:p>
          </table:table-cell>
          <table:table-cell office:value-type="float" office:value="0.838595906787" calcext:value-type="float">
            <text:p>0.838596</text:p>
          </table:table-cell>
          <table:table-cell office:value-type="float" office:value="0.842622355" calcext:value-type="float">
            <text:p>0.842622</text:p>
          </table:table-cell>
          <table:table-cell office:value-type="float" office:value="0.842810664" calcext:value-type="float">
            <text:p>0.842811</text:p>
          </table:table-cell>
          <table:table-cell office:value-type="float" office:value="0.855252149" calcext:value-type="float">
            <text:p>0.855252</text:p>
          </table:table-cell>
          <table:table-cell table:formula="of:=AVERAGE([.B8:.U8])" office:value-type="float" office:value="0.84072438843935" calcext:value-type="float">
            <text:p>0.8407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45189" calcext:value-type="float">
            <text:p>0.845189</text:p>
          </table:table-cell>
          <table:table-cell office:value-type="float" office:value="0.837701" calcext:value-type="float">
            <text:p>0.837701</text:p>
          </table:table-cell>
          <table:table-cell office:value-type="float" office:value="0.831711" calcext:value-type="float">
            <text:p>0.831711</text:p>
          </table:table-cell>
          <table:table-cell office:value-type="float" office:value="0.827405" calcext:value-type="float">
            <text:p>0.827405</text:p>
          </table:table-cell>
          <table:table-cell office:value-type="float" office:value="0.839386" calcext:value-type="float">
            <text:p>0.839386</text:p>
          </table:table-cell>
          <table:table-cell office:value-type="float" office:value="0.833583" calcext:value-type="float">
            <text:p>0.833583</text:p>
          </table:table-cell>
          <table:table-cell office:value-type="float" office:value="0.832273" calcext:value-type="float">
            <text:p>0.832273</text:p>
          </table:table-cell>
          <table:table-cell office:value-type="float" office:value="0.852677" calcext:value-type="float">
            <text:p>0.852677</text:p>
          </table:table-cell>
          <table:table-cell office:value-type="float" office:value="0.850805" calcext:value-type="float">
            <text:p>0.850805</text:p>
          </table:table-cell>
          <table:table-cell office:value-type="float" office:value="0.825721" calcext:value-type="float">
            <text:p>0.825721</text:p>
          </table:table-cell>
          <table:table-cell office:value-type="float" office:value="0.831501047" calcext:value-type="float">
            <text:p>0.831501</text:p>
          </table:table-cell>
          <table:table-cell office:value-type="float" office:value="0.851105323" calcext:value-type="float">
            <text:p>0.851105</text:p>
          </table:table-cell>
          <table:table-cell office:value-type="float" office:value="0.827747919" calcext:value-type="float">
            <text:p>0.827748</text:p>
          </table:table-cell>
          <table:table-cell office:value-type="float" office:value="0.826447089" calcext:value-type="float">
            <text:p>0.826447</text:p>
          </table:table-cell>
          <table:table-cell office:value-type="float" office:value="0.846708261" calcext:value-type="float">
            <text:p>0.846708</text:p>
          </table:table-cell>
          <table:table-cell office:value-type="float" office:value="0.844849365" calcext:value-type="float">
            <text:p>0.844849</text:p>
          </table:table-cell>
          <table:table-cell office:value-type="float" office:value="0.837659952651" calcext:value-type="float">
            <text:p>0.837660</text:p>
          </table:table-cell>
          <table:table-cell office:value-type="float" office:value="0.837532977" calcext:value-type="float">
            <text:p>0.837533</text:p>
          </table:table-cell>
          <table:table-cell office:value-type="float" office:value="0.833196835" calcext:value-type="float">
            <text:p>0.833197</text:p>
          </table:table-cell>
          <table:table-cell office:value-type="float" office:value="0.845261702" calcext:value-type="float">
            <text:p>0.845262</text:p>
          </table:table-cell>
          <table:table-cell table:formula="of:=AVERAGE([.B9:.U9])" office:value-type="float" office:value="0.83792307353255" calcext:value-type="float">
            <text:p>0.8379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976" calcext:value-type="float">
            <text:p>0.839760</text:p>
          </table:table-cell>
          <table:table-cell office:value-type="float" office:value="0.840322" calcext:value-type="float">
            <text:p>0.840322</text:p>
          </table:table-cell>
          <table:table-cell office:value-type="float" office:value="0.828716" calcext:value-type="float">
            <text:p>0.828716</text:p>
          </table:table-cell>
          <table:table-cell office:value-type="float" office:value="0.825159" calcext:value-type="float">
            <text:p>0.825159</text:p>
          </table:table-cell>
          <table:table-cell office:value-type="float" office:value="0.83714" calcext:value-type="float">
            <text:p>0.837140</text:p>
          </table:table-cell>
          <table:table-cell office:value-type="float" office:value="0.835081" calcext:value-type="float">
            <text:p>0.835081</text:p>
          </table:table-cell>
          <table:table-cell office:value-type="float" office:value="0.823849" calcext:value-type="float">
            <text:p>0.823849</text:p>
          </table:table-cell>
          <table:table-cell office:value-type="float" office:value="0.849682" calcext:value-type="float">
            <text:p>0.849682</text:p>
          </table:table-cell>
          <table:table-cell office:value-type="float" office:value="0.850056" calcext:value-type="float">
            <text:p>0.850056</text:p>
          </table:table-cell>
          <table:table-cell office:value-type="float" office:value="0.825908" calcext:value-type="float">
            <text:p>0.825908</text:p>
          </table:table-cell>
          <table:table-cell office:value-type="float" office:value="0.831689356" calcext:value-type="float">
            <text:p>0.831689</text:p>
          </table:table-cell>
          <table:table-cell office:value-type="float" office:value="0.84563832" calcext:value-type="float">
            <text:p>0.845638</text:p>
          </table:table-cell>
          <table:table-cell office:value-type="float" office:value="0.829235433" calcext:value-type="float">
            <text:p>0.829235</text:p>
          </table:table-cell>
          <table:table-cell office:value-type="float" office:value="0.818082057" calcext:value-type="float">
            <text:p>0.818082</text:p>
          </table:table-cell>
          <table:table-cell office:value-type="float" office:value="0.843734226" calcext:value-type="float">
            <text:p>0.843734</text:p>
          </table:table-cell>
          <table:table-cell office:value-type="float" office:value="0.844105608" calcext:value-type="float">
            <text:p>0.844106</text:p>
          </table:table-cell>
          <table:table-cell office:value-type="float" office:value="0.840280824222" calcext:value-type="float">
            <text:p>0.840281</text:p>
          </table:table-cell>
          <table:table-cell office:value-type="float" office:value="0.834517012" calcext:value-type="float">
            <text:p>0.834517</text:p>
          </table:table-cell>
          <table:table-cell office:value-type="float" office:value="0.830935113" calcext:value-type="float">
            <text:p>0.830935</text:p>
          </table:table-cell>
          <table:table-cell office:value-type="float" office:value="0.84299998" calcext:value-type="float">
            <text:p>0.843000</text:p>
          </table:table-cell>
          <table:table-cell table:formula="of:=AVERAGE([.B10:.U10])" office:value-type="float" office:value="0.8358445464611" calcext:value-type="float">
            <text:p>0.8358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3845" calcext:value-type="float">
            <text:p>0.838450</text:p>
          </table:table-cell>
          <table:table-cell office:value-type="float" office:value="0.83976" calcext:value-type="float">
            <text:p>0.839760</text:p>
          </table:table-cell>
          <table:table-cell office:value-type="float" office:value="0.831337" calcext:value-type="float">
            <text:p>0.831337</text:p>
          </table:table-cell>
          <table:table-cell office:value-type="float" office:value="0.825534" calcext:value-type="float">
            <text:p>0.825534</text:p>
          </table:table-cell>
          <table:table-cell office:value-type="float" office:value="0.838637" calcext:value-type="float">
            <text:p>0.838637</text:p>
          </table:table-cell>
          <table:table-cell office:value-type="float" office:value="0.831149" calcext:value-type="float">
            <text:p>0.831149</text:p>
          </table:table-cell>
          <table:table-cell office:value-type="float" office:value="0.829277" calcext:value-type="float">
            <text:p>0.829277</text:p>
          </table:table-cell>
          <table:table-cell office:value-type="float" office:value="0.849495" calcext:value-type="float">
            <text:p>0.849495</text:p>
          </table:table-cell>
          <table:table-cell office:value-type="float" office:value="0.849869" calcext:value-type="float">
            <text:p>0.849869</text:p>
          </table:table-cell>
          <table:table-cell office:value-type="float" office:value="0.825908" calcext:value-type="float">
            <text:p>0.825908</text:p>
          </table:table-cell>
          <table:table-cell office:value-type="float" office:value="0.831689356" calcext:value-type="float">
            <text:p>0.831689</text:p>
          </table:table-cell>
          <table:table-cell office:value-type="float" office:value="0.84431915" calcext:value-type="float">
            <text:p>0.844319</text:p>
          </table:table-cell>
          <table:table-cell office:value-type="float" office:value="0.825330957" calcext:value-type="float">
            <text:p>0.825331</text:p>
          </table:table-cell>
          <table:table-cell office:value-type="float" office:value="0.823472061" calcext:value-type="float">
            <text:p>0.823472</text:p>
          </table:table-cell>
          <table:table-cell office:value-type="float" office:value="0.843548535" calcext:value-type="float">
            <text:p>0.843549</text:p>
          </table:table-cell>
          <table:table-cell office:value-type="float" office:value="0.843919917" calcext:value-type="float">
            <text:p>0.843920</text:p>
          </table:table-cell>
          <table:table-cell office:value-type="float" office:value="0.83971885176" calcext:value-type="float">
            <text:p>0.839719</text:p>
          </table:table-cell>
          <table:table-cell office:value-type="float" office:value="0.837156359" calcext:value-type="float">
            <text:p>0.837156</text:p>
          </table:table-cell>
          <table:table-cell office:value-type="float" office:value="0.831312738" calcext:value-type="float">
            <text:p>0.831313</text:p>
          </table:table-cell>
          <table:table-cell office:value-type="float" office:value="0.844507459" calcext:value-type="float">
            <text:p>0.844507</text:p>
          </table:table-cell>
          <table:table-cell table:formula="of:=AVERAGE([.B11:.U11])" office:value-type="float" office:value="0.836219569188" calcext:value-type="float">
            <text:p>0.836220</text:p>
          </table:table-cell>
        </table:table-row>
        <table:table-row table:style-name="ro1">
          <table:table-cell table:number-columns-repeated="21"/>
          <table:table-cell table:style-name="ce15"/>
        </table:table-row>
        <table:table-row table:style-name="ro1">
          <table:table-cell table:style-name="ce11" office:value-type="string" calcext:value-type="string">
            <text:p>EPOCH</text:p>
          </table:table-cell>
          <table:table-cell table:style-name="ce14" office:value-type="string" calcext:value-type="string">
            <text:p>RUN1</text:p>
          </table:table-cell>
          <table:table-cell table:style-name="ce14" office:value-type="string" calcext:value-type="string">
            <text:p>RUN2</text:p>
          </table:table-cell>
          <table:table-cell table:style-name="ce14" office:value-type="string" calcext:value-type="string">
            <text:p>RUN3</text:p>
          </table:table-cell>
          <table:table-cell table:style-name="ce14" office:value-type="string" calcext:value-type="string">
            <text:p>RUN4</text:p>
          </table:table-cell>
          <table:table-cell table:style-name="ce14" office:value-type="string" calcext:value-type="string">
            <text:p>RUN5</text:p>
          </table:table-cell>
          <table:table-cell table:style-name="ce14" office:value-type="string" calcext:value-type="string">
            <text:p>RUN6</text:p>
          </table:table-cell>
          <table:table-cell table:style-name="ce14" office:value-type="string" calcext:value-type="string">
            <text:p>RUN7</text:p>
          </table:table-cell>
          <table:table-cell table:style-name="ce14" office:value-type="string" calcext:value-type="string">
            <text:p>RUN8</text:p>
          </table:table-cell>
          <table:table-cell table:style-name="ce14" office:value-type="string" calcext:value-type="string">
            <text:p>RUN9</text:p>
          </table:table-cell>
          <table:table-cell table:style-name="ce14" office:value-type="string" calcext:value-type="string">
            <text:p>RUN10</text:p>
          </table:table-cell>
          <table:table-cell table:style-name="ce14" office:value-type="string" calcext:value-type="string">
            <text:p>RUN11</text:p>
          </table:table-cell>
          <table:table-cell table:style-name="ce14" office:value-type="string" calcext:value-type="string">
            <text:p>RUN12</text:p>
          </table:table-cell>
          <table:table-cell table:style-name="ce14" office:value-type="string" calcext:value-type="string">
            <text:p>RUN13</text:p>
          </table:table-cell>
          <table:table-cell table:style-name="ce14" office:value-type="string" calcext:value-type="string">
            <text:p>RUN14</text:p>
          </table:table-cell>
          <table:table-cell table:style-name="ce14" office:value-type="string" calcext:value-type="string">
            <text:p>RUN15</text:p>
          </table:table-cell>
          <table:table-cell table:style-name="ce14" office:value-type="string" calcext:value-type="string">
            <text:p>RUN16</text:p>
          </table:table-cell>
          <table:table-cell table:style-name="ce14" office:value-type="string" calcext:value-type="string">
            <text:p>RUN17</text:p>
          </table:table-cell>
          <table:table-cell table:style-name="ce14" office:value-type="string" calcext:value-type="string">
            <text:p>RUN18</text:p>
          </table:table-cell>
          <table:table-cell table:style-name="ce14" office:value-type="string" calcext:value-type="string">
            <text:p>RUN19</text:p>
          </table:table-cell>
          <table:table-cell table:style-name="ce14" office:value-type="string" calcext:value-type="string">
            <text:p>RUN20</text:p>
          </table:table-cell>
          <table:table-cell office:value-type="string" calcext:value-type="string">
            <text:p>TRN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4418" calcext:value-type="float">
            <text:p>0.664418</text:p>
          </table:table-cell>
          <table:table-cell office:value-type="float" office:value="0.665756" calcext:value-type="float">
            <text:p>0.665756</text:p>
          </table:table-cell>
          <table:table-cell office:value-type="float" office:value="0.659342" calcext:value-type="float">
            <text:p>0.659342</text:p>
          </table:table-cell>
          <table:table-cell office:value-type="float" office:value="0.667988" calcext:value-type="float">
            <text:p>0.667988</text:p>
          </table:table-cell>
          <table:table-cell office:value-type="float" office:value="0.677782" calcext:value-type="float">
            <text:p>0.677782</text:p>
          </table:table-cell>
          <table:table-cell office:value-type="float" office:value="0.675985" calcext:value-type="float">
            <text:p>0.675985</text:p>
          </table:table-cell>
          <table:table-cell office:value-type="float" office:value="0.681764" calcext:value-type="float">
            <text:p>0.681764</text:p>
          </table:table-cell>
          <table:table-cell office:value-type="float" office:value="0.670124" calcext:value-type="float">
            <text:p>0.670124</text:p>
          </table:table-cell>
          <table:table-cell office:value-type="float" office:value="0.667326" calcext:value-type="float">
            <text:p>0.667326</text:p>
          </table:table-cell>
          <table:table-cell office:value-type="float" office:value="0.664699" calcext:value-type="float">
            <text:p>0.664699</text:p>
          </table:table-cell>
          <table:table-cell office:value-type="float" office:value="0.660046107" calcext:value-type="float">
            <text:p>0.660046</text:p>
          </table:table-cell>
          <table:table-cell office:value-type="float" office:value="0.659767074" calcext:value-type="float">
            <text:p>0.659767</text:p>
          </table:table-cell>
          <table:table-cell office:value-type="float" office:value="0.680716895" calcext:value-type="float">
            <text:p>0.680717</text:p>
          </table:table-cell>
          <table:table-cell office:value-type="float" office:value="0.686536348" calcext:value-type="float">
            <text:p>0.686536</text:p>
          </table:table-cell>
          <table:table-cell office:value-type="float" office:value="0.674814868" calcext:value-type="float">
            <text:p>0.674815</text:p>
          </table:table-cell>
          <table:table-cell office:value-type="float" office:value="0.671997282" calcext:value-type="float">
            <text:p>0.671997</text:p>
          </table:table-cell>
          <table:table-cell office:value-type="float" office:value="0.670416292" calcext:value-type="float">
            <text:p>0.670416</text:p>
          </table:table-cell>
          <table:table-cell office:value-type="float" office:value="0.654726606" calcext:value-type="float">
            <text:p>0.654727</text:p>
          </table:table-cell>
          <table:table-cell office:value-type="float" office:value="0.663312084" calcext:value-type="float">
            <text:p>0.663312</text:p>
          </table:table-cell>
          <table:table-cell office:value-type="float" office:value="0.673037526" calcext:value-type="float">
            <text:p>0.673038</text:p>
          </table:table-cell>
          <table:table-cell table:formula="of:=AVERAGE([.B14:.U14])" office:value-type="float" office:value="0.6695277541" calcext:value-type="float">
            <text:p>0.669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9196" calcext:value-type="float">
            <text:p>0.549196</text:p>
          </table:table-cell>
          <table:table-cell office:value-type="float" office:value="0.55124" calcext:value-type="float">
            <text:p>0.551240</text:p>
          </table:table-cell>
          <table:table-cell office:value-type="float" office:value="0.535737" calcext:value-type="float">
            <text:p>0.535737</text:p>
          </table:table-cell>
          <table:table-cell office:value-type="float" office:value="0.57539" calcext:value-type="float">
            <text:p>0.575390</text:p>
          </table:table-cell>
          <table:table-cell office:value-type="float" office:value="0.56712" calcext:value-type="float">
            <text:p>0.567120</text:p>
          </table:table-cell>
          <table:table-cell office:value-type="float" office:value="0.604996" calcext:value-type="float">
            <text:p>0.604996</text:p>
          </table:table-cell>
          <table:table-cell office:value-type="float" office:value="0.592164" calcext:value-type="float">
            <text:p>0.592164</text:p>
          </table:table-cell>
          <table:table-cell office:value-type="float" office:value="0.551995" calcext:value-type="float">
            <text:p>0.551995</text:p>
          </table:table-cell>
          <table:table-cell office:value-type="float" office:value="0.534739" calcext:value-type="float">
            <text:p>0.534739</text:p>
          </table:table-cell>
          <table:table-cell office:value-type="float" office:value="0.569024" calcext:value-type="float">
            <text:p>0.569024</text:p>
          </table:table-cell>
          <table:table-cell office:value-type="float" office:value="0.565040832" calcext:value-type="float">
            <text:p>0.565041</text:p>
          </table:table-cell>
          <table:table-cell office:value-type="float" office:value="0.545351628" calcext:value-type="float">
            <text:p>0.545352</text:p>
          </table:table-cell>
          <table:table-cell office:value-type="float" office:value="0.609230972" calcext:value-type="float">
            <text:p>0.609231</text:p>
          </table:table-cell>
          <table:table-cell office:value-type="float" office:value="0.596309148" calcext:value-type="float">
            <text:p>0.596309</text:p>
          </table:table-cell>
          <table:table-cell office:value-type="float" office:value="0.555858965" calcext:value-type="float">
            <text:p>0.555859</text:p>
          </table:table-cell>
          <table:table-cell office:value-type="float" office:value="0.538482173" calcext:value-type="float">
            <text:p>0.538482</text:p>
          </table:table-cell>
          <table:table-cell office:value-type="float" office:value="0.55509868" calcext:value-type="float">
            <text:p>0.555099</text:p>
          </table:table-cell>
          <table:table-cell office:value-type="float" office:value="0.531986841" calcext:value-type="float">
            <text:p>0.531987</text:p>
          </table:table-cell>
          <table:table-cell office:value-type="float" office:value="0.57136227" calcext:value-type="float">
            <text:p>0.571362</text:p>
          </table:table-cell>
          <table:table-cell office:value-type="float" office:value="0.56315016" calcext:value-type="float">
            <text:p>0.563150</text:p>
          </table:table-cell>
          <table:table-cell table:formula="of:=AVERAGE([.B15:.U15])" office:value-type="float" office:value="0.56317363345" calcext:value-type="float">
            <text:p>0.563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9847" calcext:value-type="float">
            <text:p>0.429847</text:p>
          </table:table-cell>
          <table:table-cell office:value-type="float" office:value="0.411419" calcext:value-type="float">
            <text:p>0.411419</text:p>
          </table:table-cell>
          <table:table-cell office:value-type="float" office:value="0.416925" calcext:value-type="float">
            <text:p>0.416925</text:p>
          </table:table-cell>
          <table:table-cell office:value-type="float" office:value="0.454292" calcext:value-type="float">
            <text:p>0.454292</text:p>
          </table:table-cell>
          <table:table-cell office:value-type="float" office:value="0.44809" calcext:value-type="float">
            <text:p>0.448090</text:p>
          </table:table-cell>
          <table:table-cell office:value-type="float" office:value="0.470992" calcext:value-type="float">
            <text:p>0.470992</text:p>
          </table:table-cell>
          <table:table-cell office:value-type="float" office:value="0.482145" calcext:value-type="float">
            <text:p>0.482145</text:p>
          </table:table-cell>
          <table:table-cell office:value-type="float" office:value="0.415594" calcext:value-type="float">
            <text:p>0.415594</text:p>
          </table:table-cell>
          <table:table-cell office:value-type="float" office:value="0.426192" calcext:value-type="float">
            <text:p>0.426192</text:p>
          </table:table-cell>
          <table:table-cell office:value-type="float" office:value="0.467922" calcext:value-type="float">
            <text:p>0.467922</text:p>
          </table:table-cell>
          <table:table-cell office:value-type="float" office:value="0.464646546" calcext:value-type="float">
            <text:p>0.464647</text:p>
          </table:table-cell>
          <table:table-cell office:value-type="float" office:value="0.426838071" calcext:value-type="float">
            <text:p>0.426838</text:p>
          </table:table-cell>
          <table:table-cell office:value-type="float" office:value="0.474288944" calcext:value-type="float">
            <text:p>0.474289</text:p>
          </table:table-cell>
          <table:table-cell office:value-type="float" office:value="0.485520015" calcext:value-type="float">
            <text:p>0.485520</text:p>
          </table:table-cell>
          <table:table-cell office:value-type="float" office:value="0.418503158" calcext:value-type="float">
            <text:p>0.418503</text:p>
          </table:table-cell>
          <table:table-cell office:value-type="float" office:value="0.429175344" calcext:value-type="float">
            <text:p>0.429175</text:p>
          </table:table-cell>
          <table:table-cell office:value-type="float" office:value="0.414298933" calcext:value-type="float">
            <text:p>0.414299</text:p>
          </table:table-cell>
          <table:table-cell office:value-type="float" office:value="0.414006525" calcext:value-type="float">
            <text:p>0.414007</text:p>
          </table:table-cell>
          <table:table-cell office:value-type="float" office:value="0.451111956" calcext:value-type="float">
            <text:p>0.451112</text:p>
          </table:table-cell>
          <table:table-cell office:value-type="float" office:value="0.44495337" calcext:value-type="float">
            <text:p>0.444953</text:p>
          </table:table-cell>
          <table:table-cell table:formula="of:=AVERAGE([.B16:.U16])" office:value-type="float" office:value="0.4423380431" calcext:value-type="float">
            <text:p>0.4423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8367" calcext:value-type="float">
            <text:p>0.348367</text:p>
          </table:table-cell>
          <table:table-cell office:value-type="float" office:value="0.328789" calcext:value-type="float">
            <text:p>0.328789</text:p>
          </table:table-cell>
          <table:table-cell office:value-type="float" office:value="0.348261" calcext:value-type="float">
            <text:p>0.348261</text:p>
          </table:table-cell>
          <table:table-cell office:value-type="float" office:value="0.367357" calcext:value-type="float">
            <text:p>0.367357</text:p>
          </table:table-cell>
          <table:table-cell office:value-type="float" office:value="0.350683" calcext:value-type="float">
            <text:p>0.350683</text:p>
          </table:table-cell>
          <table:table-cell office:value-type="float" office:value="0.35814" calcext:value-type="float">
            <text:p>0.358140</text:p>
          </table:table-cell>
          <table:table-cell office:value-type="float" office:value="0.377994" calcext:value-type="float">
            <text:p>0.377994</text:p>
          </table:table-cell>
          <table:table-cell office:value-type="float" office:value="0.313489" calcext:value-type="float">
            <text:p>0.313489</text:p>
          </table:table-cell>
          <table:table-cell office:value-type="float" office:value="0.318583" calcext:value-type="float">
            <text:p>0.318583</text:p>
          </table:table-cell>
          <table:table-cell office:value-type="float" office:value="0.358433" calcext:value-type="float">
            <text:p>0.358433</text:p>
          </table:table-cell>
          <table:table-cell office:value-type="float" office:value="0.355923969" calcext:value-type="float">
            <text:p>0.355924</text:p>
          </table:table-cell>
          <table:table-cell office:value-type="float" office:value="0.345928431" calcext:value-type="float">
            <text:p>0.345928</text:p>
          </table:table-cell>
          <table:table-cell office:value-type="float" office:value="0.36064698" calcext:value-type="float">
            <text:p>0.360647</text:p>
          </table:table-cell>
          <table:table-cell office:value-type="float" office:value="0.380639958" calcext:value-type="float">
            <text:p>0.380640</text:p>
          </table:table-cell>
          <table:table-cell office:value-type="float" office:value="0.315683423" calcext:value-type="float">
            <text:p>0.315683</text:p>
          </table:table-cell>
          <table:table-cell office:value-type="float" office:value="0.320813081" calcext:value-type="float">
            <text:p>0.320813</text:p>
          </table:table-cell>
          <table:table-cell office:value-type="float" office:value="0.331090523" calcext:value-type="float">
            <text:p>0.331091</text:p>
          </table:table-cell>
          <table:table-cell office:value-type="float" office:value="0.345823173" calcext:value-type="float">
            <text:p>0.345823</text:p>
          </table:table-cell>
          <table:table-cell office:value-type="float" office:value="0.364785501" calcext:value-type="float">
            <text:p>0.364786</text:p>
          </table:table-cell>
          <table:table-cell office:value-type="float" office:value="0.348228219" calcext:value-type="float">
            <text:p>0.348228</text:p>
          </table:table-cell>
          <table:table-cell table:formula="of:=AVERAGE([.B17:.U17])" office:value-type="float" office:value="0.3469829629" calcext:value-type="float">
            <text:p>0.3469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7569" calcext:value-type="float">
            <text:p>0.277569</text:p>
          </table:table-cell>
          <table:table-cell office:value-type="float" office:value="0.258791" calcext:value-type="float">
            <text:p>0.258791</text:p>
          </table:table-cell>
          <table:table-cell office:value-type="float" office:value="0.270257" calcext:value-type="float">
            <text:p>0.270257</text:p>
          </table:table-cell>
          <table:table-cell office:value-type="float" office:value="0.29253" calcext:value-type="float">
            <text:p>0.292530</text:p>
          </table:table-cell>
          <table:table-cell office:value-type="float" office:value="0.2732" calcext:value-type="float">
            <text:p>0.273200</text:p>
          </table:table-cell>
          <table:table-cell office:value-type="float" office:value="0.28668" calcext:value-type="float">
            <text:p>0.286680</text:p>
          </table:table-cell>
          <table:table-cell office:value-type="float" office:value="0.298667" calcext:value-type="float">
            <text:p>0.298667</text:p>
          </table:table-cell>
          <table:table-cell office:value-type="float" office:value="0.258634" calcext:value-type="float">
            <text:p>0.258634</text:p>
          </table:table-cell>
          <table:table-cell office:value-type="float" office:value="0.258941" calcext:value-type="float">
            <text:p>0.258941</text:p>
          </table:table-cell>
          <table:table-cell office:value-type="float" office:value="0.277814" calcext:value-type="float">
            <text:p>0.277814</text:p>
          </table:table-cell>
          <table:table-cell office:value-type="float" office:value="0.275869302" calcext:value-type="float">
            <text:p>0.275869</text:p>
          </table:table-cell>
          <table:table-cell office:value-type="float" office:value="0.275626017" calcext:value-type="float">
            <text:p>0.275626</text:p>
          </table:table-cell>
          <table:table-cell office:value-type="float" office:value="0.28868676" calcext:value-type="float">
            <text:p>0.288687</text:p>
          </table:table-cell>
          <table:table-cell office:value-type="float" office:value="0.300757669" calcext:value-type="float">
            <text:p>0.300758</text:p>
          </table:table-cell>
          <table:table-cell office:value-type="float" office:value="0.260444438" calcext:value-type="float">
            <text:p>0.260444</text:p>
          </table:table-cell>
          <table:table-cell office:value-type="float" office:value="0.260753587" calcext:value-type="float">
            <text:p>0.260754</text:p>
          </table:table-cell>
          <table:table-cell office:value-type="float" office:value="0.260602537" calcext:value-type="float">
            <text:p>0.260603</text:p>
          </table:table-cell>
          <table:table-cell office:value-type="float" office:value="0.268365201" calcext:value-type="float">
            <text:p>0.268365</text:p>
          </table:table-cell>
          <table:table-cell office:value-type="float" office:value="0.29048229" calcext:value-type="float">
            <text:p>0.290482</text:p>
          </table:table-cell>
          <table:table-cell office:value-type="float" office:value="0.2712876" calcext:value-type="float">
            <text:p>0.271288</text:p>
          </table:table-cell>
          <table:table-cell table:formula="of:=AVERAGE([.B18:.U18])" office:value-type="float" office:value="0.27529792005" calcext:value-type="float">
            <text:p>0.2752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17462" calcext:value-type="float">
            <text:p>0.217462</text:p>
          </table:table-cell>
          <table:table-cell office:value-type="float" office:value="0.194776" calcext:value-type="float">
            <text:p>0.194776</text:p>
          </table:table-cell>
          <table:table-cell office:value-type="float" office:value="0.206102" calcext:value-type="float">
            <text:p>0.206102</text:p>
          </table:table-cell>
          <table:table-cell office:value-type="float" office:value="0.217175" calcext:value-type="float">
            <text:p>0.217175</text:p>
          </table:table-cell>
          <table:table-cell office:value-type="float" office:value="0.19737" calcext:value-type="float">
            <text:p>0.197370</text:p>
          </table:table-cell>
          <table:table-cell office:value-type="float" office:value="0.207096" calcext:value-type="float">
            <text:p>0.207096</text:p>
          </table:table-cell>
          <table:table-cell office:value-type="float" office:value="0.212361" calcext:value-type="float">
            <text:p>0.212361</text:p>
          </table:table-cell>
          <table:table-cell office:value-type="float" office:value="0.19462" calcext:value-type="float">
            <text:p>0.194620</text:p>
          </table:table-cell>
          <table:table-cell office:value-type="float" office:value="0.16782" calcext:value-type="float">
            <text:p>0.167820</text:p>
          </table:table-cell>
          <table:table-cell office:value-type="float" office:value="0.20175" calcext:value-type="float">
            <text:p>0.201750</text:p>
          </table:table-cell>
          <table:table-cell office:value-type="float" office:value="0.20033775" calcext:value-type="float">
            <text:p>0.200338</text:p>
          </table:table-cell>
          <table:table-cell office:value-type="float" office:value="0.215939766" calcext:value-type="float">
            <text:p>0.215940</text:p>
          </table:table-cell>
          <table:table-cell office:value-type="float" office:value="0.208545672" calcext:value-type="float">
            <text:p>0.208546</text:p>
          </table:table-cell>
          <table:table-cell office:value-type="float" office:value="0.213847527" calcext:value-type="float">
            <text:p>0.213848</text:p>
          </table:table-cell>
          <table:table-cell office:value-type="float" office:value="0.19598234" calcext:value-type="float">
            <text:p>0.195982</text:p>
          </table:table-cell>
          <table:table-cell office:value-type="float" office:value="0.16899474" calcext:value-type="float">
            <text:p>0.168995</text:p>
          </table:table-cell>
          <table:table-cell office:value-type="float" office:value="0.196139432" calcext:value-type="float">
            <text:p>0.196139</text:p>
          </table:table-cell>
          <table:table-cell office:value-type="float" office:value="0.204659286" calcext:value-type="float">
            <text:p>0.204659</text:p>
          </table:table-cell>
          <table:table-cell office:value-type="float" office:value="0.215654775" calcext:value-type="float">
            <text:p>0.215655</text:p>
          </table:table-cell>
          <table:table-cell office:value-type="float" office:value="0.19598841" calcext:value-type="float">
            <text:p>0.195988</text:p>
          </table:table-cell>
          <table:table-cell table:formula="of:=AVERAGE([.B19:.U19])" office:value-type="float" office:value="0.2016310849" calcext:value-type="float">
            <text:p>0.2016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8323" calcext:value-type="float">
            <text:p>0.148323</text:p>
          </table:table-cell>
          <table:table-cell office:value-type="float" office:value="0.129431" calcext:value-type="float">
            <text:p>0.129431</text:p>
          </table:table-cell>
          <table:table-cell office:value-type="float" office:value="0.134639" calcext:value-type="float">
            <text:p>0.134639</text:p>
          </table:table-cell>
          <table:table-cell office:value-type="float" office:value="0.150497" calcext:value-type="float">
            <text:p>0.150497</text:p>
          </table:table-cell>
          <table:table-cell office:value-type="float" office:value="0.140754" calcext:value-type="float">
            <text:p>0.140754</text:p>
          </table:table-cell>
          <table:table-cell office:value-type="float" office:value="0.146455" calcext:value-type="float">
            <text:p>0.146455</text:p>
          </table:table-cell>
          <table:table-cell office:value-type="float" office:value="0.144688" calcext:value-type="float">
            <text:p>0.144688</text:p>
          </table:table-cell>
          <table:table-cell office:value-type="float" office:value="0.105715" calcext:value-type="float">
            <text:p>0.105715</text:p>
          </table:table-cell>
          <table:table-cell office:value-type="float" office:value="0.127002" calcext:value-type="float">
            <text:p>0.127002</text:p>
          </table:table-cell>
          <table:table-cell office:value-type="float" office:value="0.130578" calcext:value-type="float">
            <text:p>0.130578</text:p>
          </table:table-cell>
          <table:table-cell office:value-type="float" office:value="0.129663954" calcext:value-type="float">
            <text:p>0.129664</text:p>
          </table:table-cell>
          <table:table-cell office:value-type="float" office:value="0.147284739" calcext:value-type="float">
            <text:p>0.147285</text:p>
          </table:table-cell>
          <table:table-cell office:value-type="float" office:value="0.147480185" calcext:value-type="float">
            <text:p>0.147480</text:p>
          </table:table-cell>
          <table:table-cell office:value-type="float" office:value="0.145700816" calcext:value-type="float">
            <text:p>0.145701</text:p>
          </table:table-cell>
          <table:table-cell office:value-type="float" office:value="0.106455005" calcext:value-type="float">
            <text:p>0.106455</text:p>
          </table:table-cell>
          <table:table-cell office:value-type="float" office:value="0.127891014" calcext:value-type="float">
            <text:p>0.127891</text:p>
          </table:table-cell>
          <table:table-cell office:value-type="float" office:value="0.130337017" calcext:value-type="float">
            <text:p>0.130337</text:p>
          </table:table-cell>
          <table:table-cell office:value-type="float" office:value="0.133696527" calcext:value-type="float">
            <text:p>0.133697</text:p>
          </table:table-cell>
          <table:table-cell office:value-type="float" office:value="0.149443521" calcext:value-type="float">
            <text:p>0.149444</text:p>
          </table:table-cell>
          <table:table-cell office:value-type="float" office:value="0.139768722" calcext:value-type="float">
            <text:p>0.139769</text:p>
          </table:table-cell>
          <table:table-cell table:formula="of:=AVERAGE([.B20:.U20])" office:value-type="float" office:value="0.135790175" calcext:value-type="float">
            <text:p>0.1357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348" calcext:value-type="float">
            <text:p>0.083480</text:p>
          </table:table-cell>
          <table:table-cell office:value-type="float" office:value="0.073308" calcext:value-type="float">
            <text:p>0.073308</text:p>
          </table:table-cell>
          <table:table-cell office:value-type="float" office:value="0.06884" calcext:value-type="float">
            <text:p>0.068840</text:p>
          </table:table-cell>
          <table:table-cell office:value-type="float" office:value="0.082685" calcext:value-type="float">
            <text:p>0.082685</text:p>
          </table:table-cell>
          <table:table-cell office:value-type="float" office:value="0.065956" calcext:value-type="float">
            <text:p>0.065956</text:p>
          </table:table-cell>
          <table:table-cell office:value-type="float" office:value="0.086691" calcext:value-type="float">
            <text:p>0.086691</text:p>
          </table:table-cell>
          <table:table-cell office:value-type="float" office:value="0.07482" calcext:value-type="float">
            <text:p>0.074820</text:p>
          </table:table-cell>
          <table:table-cell office:value-type="float" office:value="0.063971" calcext:value-type="float">
            <text:p>0.063971</text:p>
          </table:table-cell>
          <table:table-cell office:value-type="float" office:value="0.072981" calcext:value-type="float">
            <text:p>0.072981</text:p>
          </table:table-cell>
          <table:table-cell office:value-type="float" office:value="0.072914" calcext:value-type="float">
            <text:p>0.072914</text:p>
          </table:table-cell>
          <table:table-cell office:value-type="float" office:value="0.072403602" calcext:value-type="float">
            <text:p>0.072404</text:p>
          </table:table-cell>
          <table:table-cell office:value-type="float" office:value="0.08289564" calcext:value-type="float">
            <text:p>0.082896</text:p>
          </table:table-cell>
          <table:table-cell office:value-type="float" office:value="0.087297837" calcext:value-type="float">
            <text:p>0.087298</text:p>
          </table:table-cell>
          <table:table-cell office:value-type="float" office:value="0.07534374" calcext:value-type="float">
            <text:p>0.075344</text:p>
          </table:table-cell>
          <table:table-cell office:value-type="float" office:value="0.064418797" calcext:value-type="float">
            <text:p>0.064419</text:p>
          </table:table-cell>
          <table:table-cell office:value-type="float" office:value="0.073491867" calcext:value-type="float">
            <text:p>0.073492</text:p>
          </table:table-cell>
          <table:table-cell office:value-type="float" office:value="0.073821156" calcext:value-type="float">
            <text:p>0.073821</text:p>
          </table:table-cell>
          <table:table-cell office:value-type="float" office:value="0.06835812" calcext:value-type="float">
            <text:p>0.068358</text:p>
          </table:table-cell>
          <table:table-cell office:value-type="float" office:value="0.082106205" calcext:value-type="float">
            <text:p>0.082106</text:p>
          </table:table-cell>
          <table:table-cell office:value-type="float" office:value="0.065494308" calcext:value-type="float">
            <text:p>0.065494</text:p>
          </table:table-cell>
          <table:table-cell table:formula="of:=AVERAGE([.B21:.U21])" office:value-type="float" office:value="0.0745638636" calcext:value-type="float">
            <text:p>0.0745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8849" calcext:value-type="float">
            <text:p>0.048849</text:p>
          </table:table-cell>
          <table:table-cell office:value-type="float" office:value="0.041583" calcext:value-type="float">
            <text:p>0.041583</text:p>
          </table:table-cell>
          <table:table-cell office:value-type="float" office:value="0.040352" calcext:value-type="float">
            <text:p>0.040352</text:p>
          </table:table-cell>
          <table:table-cell office:value-type="float" office:value="0.053065" calcext:value-type="float">
            <text:p>0.053065</text:p>
          </table:table-cell>
          <table:table-cell office:value-type="float" office:value="0.033466" calcext:value-type="float">
            <text:p>0.033466</text:p>
          </table:table-cell>
          <table:table-cell office:value-type="float" office:value="0.053067" calcext:value-type="float">
            <text:p>0.053067</text:p>
          </table:table-cell>
          <table:table-cell office:value-type="float" office:value="0.037817" calcext:value-type="float">
            <text:p>0.037817</text:p>
          </table:table-cell>
          <table:table-cell office:value-type="float" office:value="0.029673" calcext:value-type="float">
            <text:p>0.029673</text:p>
          </table:table-cell>
          <table:table-cell office:value-type="float" office:value="0.041477" calcext:value-type="float">
            <text:p>0.041477</text:p>
          </table:table-cell>
          <table:table-cell office:value-type="float" office:value="0.038003" calcext:value-type="float">
            <text:p>0.038003</text:p>
          </table:table-cell>
          <table:table-cell office:value-type="float" office:value="0.037736979" calcext:value-type="float">
            <text:p>0.037737</text:p>
          </table:table-cell>
          <table:table-cell office:value-type="float" office:value="0.048507057" calcext:value-type="float">
            <text:p>0.048507</text:p>
          </table:table-cell>
          <table:table-cell office:value-type="float" office:value="0.053438469" calcext:value-type="float">
            <text:p>0.053438</text:p>
          </table:table-cell>
          <table:table-cell office:value-type="float" office:value="0.038081719" calcext:value-type="float">
            <text:p>0.038082</text:p>
          </table:table-cell>
          <table:table-cell office:value-type="float" office:value="0.029880711" calcext:value-type="float">
            <text:p>0.029881</text:p>
          </table:table-cell>
          <table:table-cell office:value-type="float" office:value="0.041767339" calcext:value-type="float">
            <text:p>0.041767</text:p>
          </table:table-cell>
          <table:table-cell office:value-type="float" office:value="0.041874081" calcext:value-type="float">
            <text:p>0.041874</text:p>
          </table:table-cell>
          <table:table-cell office:value-type="float" office:value="0.040069536" calcext:value-type="float">
            <text:p>0.040070</text:p>
          </table:table-cell>
          <table:table-cell office:value-type="float" office:value="0.052693545" calcext:value-type="float">
            <text:p>0.052694</text:p>
          </table:table-cell>
          <table:table-cell office:value-type="float" office:value="0.033231738" calcext:value-type="float">
            <text:p>0.033232</text:p>
          </table:table-cell>
          <table:table-cell table:formula="of:=AVERAGE([.B22:.U22])" office:value-type="float" office:value="0.0417316587" calcext:value-type="float">
            <text:p>0.0417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806" calcext:value-type="float">
            <text:p>0.028060</text:p>
          </table:table-cell>
          <table:table-cell office:value-type="float" office:value="0.026817" calcext:value-type="float">
            <text:p>0.026817</text:p>
          </table:table-cell>
          <table:table-cell office:value-type="float" office:value="0.021229" calcext:value-type="float">
            <text:p>0.021229</text:p>
          </table:table-cell>
          <table:table-cell office:value-type="float" office:value="0.028464" calcext:value-type="float">
            <text:p>0.028464</text:p>
          </table:table-cell>
          <table:table-cell office:value-type="float" office:value="0.021234" calcext:value-type="float">
            <text:p>0.021234</text:p>
          </table:table-cell>
          <table:table-cell office:value-type="float" office:value="0.039715" calcext:value-type="float">
            <text:p>0.039715</text:p>
          </table:table-cell>
          <table:table-cell office:value-type="float" office:value="0.022514" calcext:value-type="float">
            <text:p>0.022514</text:p>
          </table:table-cell>
          <table:table-cell office:value-type="float" office:value="0.019557" calcext:value-type="float">
            <text:p>0.019557</text:p>
          </table:table-cell>
          <table:table-cell office:value-type="float" office:value="0.030026" calcext:value-type="float">
            <text:p>0.030026</text:p>
          </table:table-cell>
          <table:table-cell office:value-type="float" office:value="0.022285" calcext:value-type="float">
            <text:p>0.022285</text:p>
          </table:table-cell>
          <table:table-cell office:value-type="float" office:value="0.022129005" calcext:value-type="float">
            <text:p>0.022129</text:p>
          </table:table-cell>
          <table:table-cell office:value-type="float" office:value="0.02786358" calcext:value-type="float">
            <text:p>0.027864</text:p>
          </table:table-cell>
          <table:table-cell office:value-type="float" office:value="0.039993005" calcext:value-type="float">
            <text:p>0.039993</text:p>
          </table:table-cell>
          <table:table-cell office:value-type="float" office:value="0.022671598" calcext:value-type="float">
            <text:p>0.022672</text:p>
          </table:table-cell>
          <table:table-cell office:value-type="float" office:value="0.019693899" calcext:value-type="float">
            <text:p>0.019694</text:p>
          </table:table-cell>
          <table:table-cell office:value-type="float" office:value="0.030236182" calcext:value-type="float">
            <text:p>0.030236</text:p>
          </table:table-cell>
          <table:table-cell office:value-type="float" office:value="0.027004719" calcext:value-type="float">
            <text:p>0.027005</text:p>
          </table:table-cell>
          <table:table-cell office:value-type="float" office:value="0.021080397" calcext:value-type="float">
            <text:p>0.021080</text:p>
          </table:table-cell>
          <table:table-cell office:value-type="float" office:value="0.028264752" calcext:value-type="float">
            <text:p>0.028265</text:p>
          </table:table-cell>
          <table:table-cell office:value-type="float" office:value="0.021085362" calcext:value-type="float">
            <text:p>0.021085</text:p>
          </table:table-cell>
          <table:table-cell table:formula="of:=AVERAGE([.B23:.U23])" office:value-type="float" office:value="0.02599617495" calcext:value-type="float">
            <text:p>0.025996</text:p>
          </table:table-cell>
        </table:table-row>
        <table:table-row table:style-name="ro1">
          <table:table-cell table:number-columns-repeated="21"/>
          <table:table-cell table:style-name="ce15"/>
        </table:table-row>
        <table:table-row table:style-name="ro1">
          <table:table-cell table:style-name="ce11" office:value-type="string" calcext:value-type="string">
            <text:p>EPOCH</text:p>
          </table:table-cell>
          <table:table-cell table:style-name="ce14" office:value-type="string" calcext:value-type="string">
            <text:p>RUN1</text:p>
          </table:table-cell>
          <table:table-cell table:style-name="ce14" office:value-type="string" calcext:value-type="string">
            <text:p>RUN2</text:p>
          </table:table-cell>
          <table:table-cell table:style-name="ce14" office:value-type="string" calcext:value-type="string">
            <text:p>RUN3</text:p>
          </table:table-cell>
          <table:table-cell table:style-name="ce14" office:value-type="string" calcext:value-type="string">
            <text:p>RUN4</text:p>
          </table:table-cell>
          <table:table-cell table:style-name="ce14" office:value-type="string" calcext:value-type="string">
            <text:p>RUN5</text:p>
          </table:table-cell>
          <table:table-cell table:style-name="ce14" office:value-type="string" calcext:value-type="string">
            <text:p>RUN6</text:p>
          </table:table-cell>
          <table:table-cell table:style-name="ce14" office:value-type="string" calcext:value-type="string">
            <text:p>RUN7</text:p>
          </table:table-cell>
          <table:table-cell table:style-name="ce14" office:value-type="string" calcext:value-type="string">
            <text:p>RUN8</text:p>
          </table:table-cell>
          <table:table-cell table:style-name="ce14" office:value-type="string" calcext:value-type="string">
            <text:p>RUN9</text:p>
          </table:table-cell>
          <table:table-cell table:style-name="ce14" office:value-type="string" calcext:value-type="string">
            <text:p>RUN10</text:p>
          </table:table-cell>
          <table:table-cell table:style-name="ce14" office:value-type="string" calcext:value-type="string">
            <text:p>RUN11</text:p>
          </table:table-cell>
          <table:table-cell table:style-name="ce14" office:value-type="string" calcext:value-type="string">
            <text:p>RUN12</text:p>
          </table:table-cell>
          <table:table-cell table:style-name="ce14" office:value-type="string" calcext:value-type="string">
            <text:p>RUN13</text:p>
          </table:table-cell>
          <table:table-cell table:style-name="ce14" office:value-type="string" calcext:value-type="string">
            <text:p>RUN14</text:p>
          </table:table-cell>
          <table:table-cell table:style-name="ce14" office:value-type="string" calcext:value-type="string">
            <text:p>RUN15</text:p>
          </table:table-cell>
          <table:table-cell table:style-name="ce14" office:value-type="string" calcext:value-type="string">
            <text:p>RUN16</text:p>
          </table:table-cell>
          <table:table-cell table:style-name="ce14" office:value-type="string" calcext:value-type="string">
            <text:p>RUN17</text:p>
          </table:table-cell>
          <table:table-cell table:style-name="ce14" office:value-type="string" calcext:value-type="string">
            <text:p>RUN18</text:p>
          </table:table-cell>
          <table:table-cell table:style-name="ce14" office:value-type="string" calcext:value-type="string">
            <text:p>RUN19</text:p>
          </table:table-cell>
          <table:table-cell table:style-name="ce14" office:value-type="string" calcext:value-type="string">
            <text:p>RUN20</text:p>
          </table:table-cell>
          <table:table-cell office:value-type="string" calcext:value-type="string">
            <text:p>VAL LO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0254" calcext:value-type="float">
            <text:p>0.650254</text:p>
          </table:table-cell>
          <table:table-cell office:value-type="float" office:value="0.653591" calcext:value-type="float">
            <text:p>0.653591</text:p>
          </table:table-cell>
          <table:table-cell office:value-type="float" office:value="0.662023" calcext:value-type="float">
            <text:p>0.662023</text:p>
          </table:table-cell>
          <table:table-cell office:value-type="float" office:value="0.657991" calcext:value-type="float">
            <text:p>0.657991</text:p>
          </table:table-cell>
          <table:table-cell office:value-type="float" office:value="0.670772" calcext:value-type="float">
            <text:p>0.670772</text:p>
          </table:table-cell>
          <table:table-cell office:value-type="float" office:value="0.673057" calcext:value-type="float">
            <text:p>0.673057</text:p>
          </table:table-cell>
          <table:table-cell office:value-type="float" office:value="0.674572" calcext:value-type="float">
            <text:p>0.674572</text:p>
          </table:table-cell>
          <table:table-cell office:value-type="float" office:value="0.662672" calcext:value-type="float">
            <text:p>0.662672</text:p>
          </table:table-cell>
          <table:table-cell office:value-type="float" office:value="0.65292" calcext:value-type="float">
            <text:p>0.652920</text:p>
          </table:table-cell>
          <table:table-cell office:value-type="float" office:value="0.649522" calcext:value-type="float">
            <text:p>0.649522</text:p>
          </table:table-cell>
          <table:table-cell office:value-type="float" office:value="0.644975346" calcext:value-type="float">
            <text:p>0.644975</text:p>
          </table:table-cell>
          <table:table-cell office:value-type="float" office:value="0.645702222" calcext:value-type="float">
            <text:p>0.645702</text:p>
          </table:table-cell>
          <table:table-cell office:value-type="float" office:value="0.677768399" calcext:value-type="float">
            <text:p>0.677768</text:p>
          </table:table-cell>
          <table:table-cell office:value-type="float" office:value="0.679294004" calcext:value-type="float">
            <text:p>0.679294</text:p>
          </table:table-cell>
          <table:table-cell office:value-type="float" office:value="0.667310704" calcext:value-type="float">
            <text:p>0.667311</text:p>
          </table:table-cell>
          <table:table-cell office:value-type="float" office:value="0.65749044" calcext:value-type="float">
            <text:p>0.657490</text:p>
          </table:table-cell>
          <table:table-cell office:value-type="float" office:value="0.658166137" calcext:value-type="float">
            <text:p>0.658166</text:p>
          </table:table-cell>
          <table:table-cell office:value-type="float" office:value="0.657388839" calcext:value-type="float">
            <text:p>0.657389</text:p>
          </table:table-cell>
          <table:table-cell office:value-type="float" office:value="0.653385063" calcext:value-type="float">
            <text:p>0.653385</text:p>
          </table:table-cell>
          <table:table-cell office:value-type="float" office:value="0.666076596" calcext:value-type="float">
            <text:p>0.666077</text:p>
          </table:table-cell>
          <table:table-cell table:formula="of:=AVERAGE([.B26:.U26])" office:value-type="float" office:value="0.6607465875" calcext:value-type="float">
            <text:p>0.6607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7595" calcext:value-type="float">
            <text:p>0.517595</text:p>
          </table:table-cell>
          <table:table-cell office:value-type="float" office:value="0.52816" calcext:value-type="float">
            <text:p>0.528160</text:p>
          </table:table-cell>
          <table:table-cell office:value-type="float" office:value="0.515463" calcext:value-type="float">
            <text:p>0.515463</text:p>
          </table:table-cell>
          <table:table-cell office:value-type="float" office:value="0.549166" calcext:value-type="float">
            <text:p>0.549166</text:p>
          </table:table-cell>
          <table:table-cell office:value-type="float" office:value="0.650091" calcext:value-type="float">
            <text:p>0.650091</text:p>
          </table:table-cell>
          <table:table-cell office:value-type="float" office:value="0.610602" calcext:value-type="float">
            <text:p>0.610602</text:p>
          </table:table-cell>
          <table:table-cell office:value-type="float" office:value="0.577464" calcext:value-type="float">
            <text:p>0.577464</text:p>
          </table:table-cell>
          <table:table-cell office:value-type="float" office:value="0.603113" calcext:value-type="float">
            <text:p>0.603113</text:p>
          </table:table-cell>
          <table:table-cell office:value-type="float" office:value="0.512223" calcext:value-type="float">
            <text:p>0.512223</text:p>
          </table:table-cell>
          <table:table-cell office:value-type="float" office:value="0.539676" calcext:value-type="float">
            <text:p>0.539676</text:p>
          </table:table-cell>
          <table:table-cell office:value-type="float" office:value="0.535898268" calcext:value-type="float">
            <text:p>0.535898</text:p>
          </table:table-cell>
          <table:table-cell office:value-type="float" office:value="0.513971835" calcext:value-type="float">
            <text:p>0.513972</text:p>
          </table:table-cell>
          <table:table-cell office:value-type="float" office:value="0.614876214" calcext:value-type="float">
            <text:p>0.614876</text:p>
          </table:table-cell>
          <table:table-cell office:value-type="float" office:value="0.581506248" calcext:value-type="float">
            <text:p>0.581506</text:p>
          </table:table-cell>
          <table:table-cell office:value-type="float" office:value="0.607334791" calcext:value-type="float">
            <text:p>0.607335</text:p>
          </table:table-cell>
          <table:table-cell office:value-type="float" office:value="0.515808561" calcext:value-type="float">
            <text:p>0.515809</text:p>
          </table:table-cell>
          <table:table-cell office:value-type="float" office:value="0.53185712" calcext:value-type="float">
            <text:p>0.531857</text:p>
          </table:table-cell>
          <table:table-cell office:value-type="float" office:value="0.511854759" calcext:value-type="float">
            <text:p>0.511855</text:p>
          </table:table-cell>
          <table:table-cell office:value-type="float" office:value="0.545321838" calcext:value-type="float">
            <text:p>0.545322</text:p>
          </table:table-cell>
          <table:table-cell office:value-type="float" office:value="0.645540363" calcext:value-type="float">
            <text:p>0.645540</text:p>
          </table:table-cell>
          <table:table-cell table:formula="of:=AVERAGE([.B27:.U27])" office:value-type="float" office:value="0.56037614985" calcext:value-type="float">
            <text:p>0.5603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42142" calcext:value-type="float">
            <text:p>0.442142</text:p>
          </table:table-cell>
          <table:table-cell office:value-type="float" office:value="0.556607" calcext:value-type="float">
            <text:p>0.556607</text:p>
          </table:table-cell>
          <table:table-cell office:value-type="float" office:value="0.412536" calcext:value-type="float">
            <text:p>0.412536</text:p>
          </table:table-cell>
          <table:table-cell office:value-type="float" office:value="0.459362" calcext:value-type="float">
            <text:p>0.459362</text:p>
          </table:table-cell>
          <table:table-cell office:value-type="float" office:value="0.603535" calcext:value-type="float">
            <text:p>0.603535</text:p>
          </table:table-cell>
          <table:table-cell office:value-type="float" office:value="0.473226" calcext:value-type="float">
            <text:p>0.473226</text:p>
          </table:table-cell>
          <table:table-cell office:value-type="float" office:value="0.470903" calcext:value-type="float">
            <text:p>0.470903</text:p>
          </table:table-cell>
          <table:table-cell office:value-type="float" office:value="0.44634" calcext:value-type="float">
            <text:p>0.446340</text:p>
          </table:table-cell>
          <table:table-cell office:value-type="float" office:value="0.409723" calcext:value-type="float">
            <text:p>0.409723</text:p>
          </table:table-cell>
          <table:table-cell office:value-type="float" office:value="0.442002" calcext:value-type="float">
            <text:p>0.442002</text:p>
          </table:table-cell>
          <table:table-cell office:value-type="float" office:value="0.438907986" calcext:value-type="float">
            <text:p>0.438908</text:p>
          </table:table-cell>
          <table:table-cell office:value-type="float" office:value="0.439047006" calcext:value-type="float">
            <text:p>0.439047</text:p>
          </table:table-cell>
          <table:table-cell office:value-type="float" office:value="0.476538582" calcext:value-type="float">
            <text:p>0.476539</text:p>
          </table:table-cell>
          <table:table-cell office:value-type="float" office:value="0.474199321" calcext:value-type="float">
            <text:p>0.474199</text:p>
          </table:table-cell>
          <table:table-cell office:value-type="float" office:value="0.44946438" calcext:value-type="float">
            <text:p>0.449464</text:p>
          </table:table-cell>
          <table:table-cell office:value-type="float" office:value="0.412591061" calcext:value-type="float">
            <text:p>0.412591</text:p>
          </table:table-cell>
          <table:table-cell office:value-type="float" office:value="0.560503249" calcext:value-type="float">
            <text:p>0.560503</text:p>
          </table:table-cell>
          <table:table-cell office:value-type="float" office:value="0.409648248" calcext:value-type="float">
            <text:p>0.409648</text:p>
          </table:table-cell>
          <table:table-cell office:value-type="float" office:value="0.456146466" calcext:value-type="float">
            <text:p>0.456146</text:p>
          </table:table-cell>
          <table:table-cell office:value-type="float" office:value="0.599310255" calcext:value-type="float">
            <text:p>0.599310</text:p>
          </table:table-cell>
          <table:table-cell table:formula="of:=AVERAGE([.B28:.U28])" office:value-type="float" office:value="0.4716366277" calcext:value-type="float">
            <text:p>0.4716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80293" calcext:value-type="float">
            <text:p>0.380293</text:p>
          </table:table-cell>
          <table:table-cell office:value-type="float" office:value="0.403392" calcext:value-type="float">
            <text:p>0.403392</text:p>
          </table:table-cell>
          <table:table-cell office:value-type="float" office:value="0.37266" calcext:value-type="float">
            <text:p>0.372660</text:p>
          </table:table-cell>
          <table:table-cell office:value-type="float" office:value="0.384306" calcext:value-type="float">
            <text:p>0.384306</text:p>
          </table:table-cell>
          <table:table-cell office:value-type="float" office:value="0.424539" calcext:value-type="float">
            <text:p>0.424539</text:p>
          </table:table-cell>
          <table:table-cell office:value-type="float" office:value="0.391296" calcext:value-type="float">
            <text:p>0.391296</text:p>
          </table:table-cell>
          <table:table-cell office:value-type="float" office:value="0.402307" calcext:value-type="float">
            <text:p>0.402307</text:p>
          </table:table-cell>
          <table:table-cell office:value-type="float" office:value="0.36954" calcext:value-type="float">
            <text:p>0.369540</text:p>
          </table:table-cell>
          <table:table-cell office:value-type="float" office:value="0.381183" calcext:value-type="float">
            <text:p>0.381183</text:p>
          </table:table-cell>
          <table:table-cell office:value-type="float" office:value="0.399031" calcext:value-type="float">
            <text:p>0.399031</text:p>
          </table:table-cell>
          <table:table-cell office:value-type="float" office:value="0.396237783" calcext:value-type="float">
            <text:p>0.396238</text:p>
          </table:table-cell>
          <table:table-cell office:value-type="float" office:value="0.377630949" calcext:value-type="float">
            <text:p>0.377631</text:p>
          </table:table-cell>
          <table:table-cell office:value-type="float" office:value="0.394035072" calcext:value-type="float">
            <text:p>0.394035</text:p>
          </table:table-cell>
          <table:table-cell office:value-type="float" office:value="0.405123149" calcext:value-type="float">
            <text:p>0.405123</text:p>
          </table:table-cell>
          <table:table-cell office:value-type="float" office:value="0.37212678" calcext:value-type="float">
            <text:p>0.372127</text:p>
          </table:table-cell>
          <table:table-cell office:value-type="float" office:value="0.383851281" calcext:value-type="float">
            <text:p>0.383851</text:p>
          </table:table-cell>
          <table:table-cell office:value-type="float" office:value="0.406215744" calcext:value-type="float">
            <text:p>0.406216</text:p>
          </table:table-cell>
          <table:table-cell office:value-type="float" office:value="0.37005138" calcext:value-type="float">
            <text:p>0.370051</text:p>
          </table:table-cell>
          <table:table-cell office:value-type="float" office:value="0.381615858" calcext:value-type="float">
            <text:p>0.381616</text:p>
          </table:table-cell>
          <table:table-cell office:value-type="float" office:value="0.421567227" calcext:value-type="float">
            <text:p>0.421567</text:p>
          </table:table-cell>
          <table:table-cell table:formula="of:=AVERAGE([.B29:.U29])" office:value-type="float" office:value="0.39085011115" calcext:value-type="float">
            <text:p>0.3908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48402" calcext:value-type="float">
            <text:p>0.348402</text:p>
          </table:table-cell>
          <table:table-cell office:value-type="float" office:value="0.374339" calcext:value-type="float">
            <text:p>0.374339</text:p>
          </table:table-cell>
          <table:table-cell office:value-type="float" office:value="0.365976" calcext:value-type="float">
            <text:p>0.365976</text:p>
          </table:table-cell>
          <table:table-cell office:value-type="float" office:value="0.419576" calcext:value-type="float">
            <text:p>0.419576</text:p>
          </table:table-cell>
          <table:table-cell office:value-type="float" office:value="0.38038" calcext:value-type="float">
            <text:p>0.380380</text:p>
          </table:table-cell>
          <table:table-cell office:value-type="float" office:value="0.366314" calcext:value-type="float">
            <text:p>0.366314</text:p>
          </table:table-cell>
          <table:table-cell office:value-type="float" office:value="0.392632" calcext:value-type="float">
            <text:p>0.392632</text:p>
          </table:table-cell>
          <table:table-cell office:value-type="float" office:value="0.352697" calcext:value-type="float">
            <text:p>0.352697</text:p>
          </table:table-cell>
          <table:table-cell office:value-type="float" office:value="0.390441" calcext:value-type="float">
            <text:p>0.390441</text:p>
          </table:table-cell>
          <table:table-cell office:value-type="float" office:value="0.37883" calcext:value-type="float">
            <text:p>0.378830</text:p>
          </table:table-cell>
          <table:table-cell office:value-type="float" office:value="0.37617819" calcext:value-type="float">
            <text:p>0.376178</text:p>
          </table:table-cell>
          <table:table-cell office:value-type="float" office:value="0.345963186" calcext:value-type="float">
            <text:p>0.345963</text:p>
          </table:table-cell>
          <table:table-cell office:value-type="float" office:value="0.368878198" calcext:value-type="float">
            <text:p>0.368878</text:p>
          </table:table-cell>
          <table:table-cell office:value-type="float" office:value="0.395380424" calcext:value-type="float">
            <text:p>0.395380</text:p>
          </table:table-cell>
          <table:table-cell office:value-type="float" office:value="0.355165879" calcext:value-type="float">
            <text:p>0.355166</text:p>
          </table:table-cell>
          <table:table-cell office:value-type="float" office:value="0.393174087" calcext:value-type="float">
            <text:p>0.393174</text:p>
          </table:table-cell>
          <table:table-cell office:value-type="float" office:value="0.376959373" calcext:value-type="float">
            <text:p>0.376959</text:p>
          </table:table-cell>
          <table:table-cell office:value-type="float" office:value="0.363414168" calcext:value-type="float">
            <text:p>0.363414</text:p>
          </table:table-cell>
          <table:table-cell office:value-type="float" office:value="0.416638968" calcext:value-type="float">
            <text:p>0.416639</text:p>
          </table:table-cell>
          <table:table-cell office:value-type="float" office:value="0.37771734" calcext:value-type="float">
            <text:p>0.377717</text:p>
          </table:table-cell>
          <table:table-cell table:formula="of:=AVERAGE([.B30:.U30])" office:value-type="float" office:value="0.37695284065" calcext:value-type="float">
            <text:p>0.3769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2953" calcext:value-type="float">
            <text:p>0.452953</text:p>
          </table:table-cell>
          <table:table-cell office:value-type="float" office:value="0.414537" calcext:value-type="float">
            <text:p>0.414537</text:p>
          </table:table-cell>
          <table:table-cell office:value-type="float" office:value="0.413168" calcext:value-type="float">
            <text:p>0.413168</text:p>
          </table:table-cell>
          <table:table-cell office:value-type="float" office:value="0.396009" calcext:value-type="float">
            <text:p>0.396009</text:p>
          </table:table-cell>
          <table:table-cell office:value-type="float" office:value="0.39131" calcext:value-type="float">
            <text:p>0.391310</text:p>
          </table:table-cell>
          <table:table-cell office:value-type="float" office:value="0.398793" calcext:value-type="float">
            <text:p>0.398793</text:p>
          </table:table-cell>
          <table:table-cell office:value-type="float" office:value="0.39951" calcext:value-type="float">
            <text:p>0.399510</text:p>
          </table:table-cell>
          <table:table-cell office:value-type="float" office:value="0.38033" calcext:value-type="float">
            <text:p>0.380330</text:p>
          </table:table-cell>
          <table:table-cell office:value-type="float" office:value="0.420956" calcext:value-type="float">
            <text:p>0.420956</text:p>
          </table:table-cell>
          <table:table-cell office:value-type="float" office:value="0.414442" calcext:value-type="float">
            <text:p>0.414442</text:p>
          </table:table-cell>
          <table:table-cell office:value-type="float" office:value="0.411540906" calcext:value-type="float">
            <text:p>0.411541</text:p>
          </table:table-cell>
          <table:table-cell office:value-type="float" office:value="0.449782329" calcext:value-type="float">
            <text:p>0.449782</text:p>
          </table:table-cell>
          <table:table-cell office:value-type="float" office:value="0.401584551" calcext:value-type="float">
            <text:p>0.401585</text:p>
          </table:table-cell>
          <table:table-cell office:value-type="float" office:value="0.40230657" calcext:value-type="float">
            <text:p>0.402307</text:p>
          </table:table-cell>
          <table:table-cell office:value-type="float" office:value="0.38299231" calcext:value-type="float">
            <text:p>0.382992</text:p>
          </table:table-cell>
          <table:table-cell office:value-type="float" office:value="0.423902692" calcext:value-type="float">
            <text:p>0.423903</text:p>
          </table:table-cell>
          <table:table-cell office:value-type="float" office:value="0.417438759" calcext:value-type="float">
            <text:p>0.417439</text:p>
          </table:table-cell>
          <table:table-cell office:value-type="float" office:value="0.410275824" calcext:value-type="float">
            <text:p>0.410276</text:p>
          </table:table-cell>
          <table:table-cell office:value-type="float" office:value="0.393236937" calcext:value-type="float">
            <text:p>0.393237</text:p>
          </table:table-cell>
          <table:table-cell office:value-type="float" office:value="0.38857083" calcext:value-type="float">
            <text:p>0.388571</text:p>
          </table:table-cell>
          <table:table-cell table:formula="of:=AVERAGE([.B31:.U31])" office:value-type="float" office:value="0.4081819854" calcext:value-type="float">
            <text:p>0.4081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3275" calcext:value-type="float">
            <text:p>0.423275</text:p>
          </table:table-cell>
          <table:table-cell office:value-type="float" office:value="0.505291" calcext:value-type="float">
            <text:p>0.505291</text:p>
          </table:table-cell>
          <table:table-cell office:value-type="float" office:value="0.470346" calcext:value-type="float">
            <text:p>0.470346</text:p>
          </table:table-cell>
          <table:table-cell office:value-type="float" office:value="0.44577" calcext:value-type="float">
            <text:p>0.445770</text:p>
          </table:table-cell>
          <table:table-cell office:value-type="float" office:value="0.424675" calcext:value-type="float">
            <text:p>0.424675</text:p>
          </table:table-cell>
          <table:table-cell office:value-type="float" office:value="0.449978" calcext:value-type="float">
            <text:p>0.449978</text:p>
          </table:table-cell>
          <table:table-cell office:value-type="float" office:value="0.483707" calcext:value-type="float">
            <text:p>0.483707</text:p>
          </table:table-cell>
          <table:table-cell office:value-type="float" office:value="0.472186" calcext:value-type="float">
            <text:p>0.472186</text:p>
          </table:table-cell>
          <table:table-cell office:value-type="float" office:value="0.430908" calcext:value-type="float">
            <text:p>0.430908</text:p>
          </table:table-cell>
          <table:table-cell office:value-type="float" office:value="0.52053" calcext:value-type="float">
            <text:p>0.520530</text:p>
          </table:table-cell>
          <table:table-cell office:value-type="float" office:value="0.51688629" calcext:value-type="float">
            <text:p>0.516886</text:p>
          </table:table-cell>
          <table:table-cell office:value-type="float" office:value="0.420312075" calcext:value-type="float">
            <text:p>0.420312</text:p>
          </table:table-cell>
          <table:table-cell office:value-type="float" office:value="0.453127846" calcext:value-type="float">
            <text:p>0.453128</text:p>
          </table:table-cell>
          <table:table-cell office:value-type="float" office:value="0.487092949" calcext:value-type="float">
            <text:p>0.487093</text:p>
          </table:table-cell>
          <table:table-cell office:value-type="float" office:value="0.475491302" calcext:value-type="float">
            <text:p>0.475491</text:p>
          </table:table-cell>
          <table:table-cell office:value-type="float" office:value="0.433924356" calcext:value-type="float">
            <text:p>0.433924</text:p>
          </table:table-cell>
          <table:table-cell office:value-type="float" office:value="0.508828037" calcext:value-type="float">
            <text:p>0.508828</text:p>
          </table:table-cell>
          <table:table-cell office:value-type="float" office:value="0.467053578" calcext:value-type="float">
            <text:p>0.467054</text:p>
          </table:table-cell>
          <table:table-cell office:value-type="float" office:value="0.44264961" calcext:value-type="float">
            <text:p>0.442650</text:p>
          </table:table-cell>
          <table:table-cell office:value-type="float" office:value="0.421702275" calcext:value-type="float">
            <text:p>0.421702</text:p>
          </table:table-cell>
          <table:table-cell table:formula="of:=AVERAGE([.B32:.U32])" office:value-type="float" office:value="0.4626867159" calcext:value-type="float">
            <text:p>0.4626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7627" calcext:value-type="float">
            <text:p>0.557627</text:p>
          </table:table-cell>
          <table:table-cell office:value-type="float" office:value="0.601197" calcext:value-type="float">
            <text:p>0.601197</text:p>
          </table:table-cell>
          <table:table-cell office:value-type="float" office:value="0.633941" calcext:value-type="float">
            <text:p>0.633941</text:p>
          </table:table-cell>
          <table:table-cell office:value-type="float" office:value="0.628561" calcext:value-type="float">
            <text:p>0.628561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503437" calcext:value-type="float">
            <text:p>0.503437</text:p>
          </table:table-cell>
          <table:table-cell office:value-type="float" office:value="0.619816" calcext:value-type="float">
            <text:p>0.619816</text:p>
          </table:table-cell>
          <table:table-cell office:value-type="float" office:value="0.577907" calcext:value-type="float">
            <text:p>0.577907</text:p>
          </table:table-cell>
          <table:table-cell office:value-type="float" office:value="0.553165" calcext:value-type="float">
            <text:p>0.553165</text:p>
          </table:table-cell>
          <table:table-cell office:value-type="float" office:value="0.642753" calcext:value-type="float">
            <text:p>0.642753</text:p>
          </table:table-cell>
          <table:table-cell office:value-type="float" office:value="0.638253729" calcext:value-type="float">
            <text:p>0.638254</text:p>
          </table:table-cell>
          <table:table-cell office:value-type="float" office:value="0.553723611" calcext:value-type="float">
            <text:p>0.553724</text:p>
          </table:table-cell>
          <table:table-cell office:value-type="float" office:value="0.506961059" calcext:value-type="float">
            <text:p>0.506961</text:p>
          </table:table-cell>
          <table:table-cell office:value-type="float" office:value="0.624154712" calcext:value-type="float">
            <text:p>0.624155</text:p>
          </table:table-cell>
          <table:table-cell office:value-type="float" office:value="0.581952349" calcext:value-type="float">
            <text:p>0.581952</text:p>
          </table:table-cell>
          <table:table-cell office:value-type="float" office:value="0.557037155" calcext:value-type="float">
            <text:p>0.557037</text:p>
          </table:table-cell>
          <table:table-cell office:value-type="float" office:value="0.605405379" calcext:value-type="float">
            <text:p>0.605405</text:p>
          </table:table-cell>
          <table:table-cell office:value-type="float" office:value="0.629503413" calcext:value-type="float">
            <text:p>0.629503</text:p>
          </table:table-cell>
          <table:table-cell office:value-type="float" office:value="0.624161073" calcext:value-type="float">
            <text:p>0.624161</text:p>
          </table:table-cell>
          <table:table-cell office:value-type="float" office:value="0.658869402" calcext:value-type="float">
            <text:p>0.658869</text:p>
          </table:table-cell>
          <table:table-cell table:formula="of:=AVERAGE([.B33:.U33])" office:value-type="float" office:value="0.5980969941" calcext:value-type="float">
            <text:p>0.5980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82604" calcext:value-type="float">
            <text:p>0.682604</text:p>
          </table:table-cell>
          <table:table-cell office:value-type="float" office:value="0.721597" calcext:value-type="float">
            <text:p>0.721597</text:p>
          </table:table-cell>
          <table:table-cell office:value-type="float" office:value="0.786952" calcext:value-type="float">
            <text:p>0.786952</text:p>
          </table:table-cell>
          <table:table-cell office:value-type="float" office:value="0.770497" calcext:value-type="float">
            <text:p>0.770497</text:p>
          </table:table-cell>
          <table:table-cell office:value-type="float" office:value="0.765329" calcext:value-type="float">
            <text:p>0.765329</text:p>
          </table:table-cell>
          <table:table-cell office:value-type="float" office:value="0.624543" calcext:value-type="float">
            <text:p>0.624543</text:p>
          </table:table-cell>
          <table:table-cell office:value-type="float" office:value="0.738799" calcext:value-type="float">
            <text:p>0.738799</text:p>
          </table:table-cell>
          <table:table-cell office:value-type="float" office:value="0.737603" calcext:value-type="float">
            <text:p>0.737603</text:p>
          </table:table-cell>
          <table:table-cell office:value-type="float" office:value="0.64249" calcext:value-type="float">
            <text:p>0.642490</text:p>
          </table:table-cell>
          <table:table-cell office:value-type="float" office:value="0.812634" calcext:value-type="float">
            <text:p>0.812634</text:p>
          </table:table-cell>
          <table:table-cell office:value-type="float" office:value="0.806945562" calcext:value-type="float">
            <text:p>0.806946</text:p>
          </table:table-cell>
          <table:table-cell office:value-type="float" office:value="0.677825772" calcext:value-type="float">
            <text:p>0.677826</text:p>
          </table:table-cell>
          <table:table-cell office:value-type="float" office:value="0.628914801" calcext:value-type="float">
            <text:p>0.628915</text:p>
          </table:table-cell>
          <table:table-cell office:value-type="float" office:value="0.743970593" calcext:value-type="float">
            <text:p>0.743971</text:p>
          </table:table-cell>
          <table:table-cell office:value-type="float" office:value="0.742766221" calcext:value-type="float">
            <text:p>0.742766</text:p>
          </table:table-cell>
          <table:table-cell office:value-type="float" office:value="0.64698743" calcext:value-type="float">
            <text:p>0.646987</text:p>
          </table:table-cell>
          <table:table-cell office:value-type="float" office:value="0.726648179" calcext:value-type="float">
            <text:p>0.726648</text:p>
          </table:table-cell>
          <table:table-cell office:value-type="float" office:value="0.781443336" calcext:value-type="float">
            <text:p>0.781443</text:p>
          </table:table-cell>
          <table:table-cell office:value-type="float" office:value="0.765103521" calcext:value-type="float">
            <text:p>0.765104</text:p>
          </table:table-cell>
          <table:table-cell office:value-type="float" office:value="0.759971697" calcext:value-type="float">
            <text:p>0.759972</text:p>
          </table:table-cell>
          <table:table-cell table:formula="of:=AVERAGE([.B34:.U34])" office:value-type="float" office:value="0.7281812556" calcext:value-type="float">
            <text:p>0.7281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25079" calcext:value-type="float">
            <text:p>0.725079</text:p>
          </table:table-cell>
          <table:table-cell office:value-type="float" office:value="0.760852" calcext:value-type="float">
            <text:p>0.760852</text:p>
          </table:table-cell>
          <table:table-cell office:value-type="float" office:value="0.821563" calcext:value-type="float">
            <text:p>0.821563</text:p>
          </table:table-cell>
          <table:table-cell office:value-type="float" office:value="0.780655" calcext:value-type="float">
            <text:p>0.780655</text:p>
          </table:table-cell>
          <table:table-cell office:value-type="float" office:value="0.79634" calcext:value-type="float">
            <text:p>0.796340</text:p>
          </table:table-cell>
          <table:table-cell office:value-type="float" office:value="0.64392" calcext:value-type="float">
            <text:p>0.643920</text:p>
          </table:table-cell>
          <table:table-cell office:value-type="float" office:value="0.790018" calcext:value-type="float">
            <text:p>0.790018</text:p>
          </table:table-cell>
          <table:table-cell office:value-type="float" office:value="0.753599" calcext:value-type="float">
            <text:p>0.753599</text:p>
          </table:table-cell>
          <table:table-cell office:value-type="float" office:value="0.686816" calcext:value-type="float">
            <text:p>0.686816</text:p>
          </table:table-cell>
          <table:table-cell office:value-type="float" office:value="0.844837" calcext:value-type="float">
            <text:p>0.844837</text:p>
          </table:table-cell>
          <table:table-cell office:value-type="float" office:value="0.838923141" calcext:value-type="float">
            <text:p>0.838923</text:p>
          </table:table-cell>
          <table:table-cell office:value-type="float" office:value="0.720003447" calcext:value-type="float">
            <text:p>0.720003</text:p>
          </table:table-cell>
          <table:table-cell office:value-type="float" office:value="0.64842744" calcext:value-type="float">
            <text:p>0.648427</text:p>
          </table:table-cell>
          <table:table-cell office:value-type="float" office:value="0.795548126" calcext:value-type="float">
            <text:p>0.795548</text:p>
          </table:table-cell>
          <table:table-cell office:value-type="float" office:value="0.758874193" calcext:value-type="float">
            <text:p>0.758874</text:p>
          </table:table-cell>
          <table:table-cell office:value-type="float" office:value="0.691623712" calcext:value-type="float">
            <text:p>0.691624</text:p>
          </table:table-cell>
          <table:table-cell office:value-type="float" office:value="0.766177964" calcext:value-type="float">
            <text:p>0.766178</text:p>
          </table:table-cell>
          <table:table-cell office:value-type="float" office:value="0.815812059" calcext:value-type="float">
            <text:p>0.815812</text:p>
          </table:table-cell>
          <table:table-cell office:value-type="float" office:value="0.775190415" calcext:value-type="float">
            <text:p>0.775190</text:p>
          </table:table-cell>
          <table:table-cell office:value-type="float" office:value="0.79076562" calcext:value-type="float">
            <text:p>0.790766</text:p>
          </table:table-cell>
          <table:table-cell table:formula="of:=AVERAGE([.B35:.U35])" office:value-type="float" office:value="0.76025125585" calcext:value-type="float">
            <text:p>0.760251</text:p>
          </table:table-cell>
        </table:table-row>
        <table:table-row table:style-name="ro1">
          <table:table-cell table:style-name="ce13" table:number-columns-repeated="6"/>
          <table:table-cell table:style-name="Default"/>
          <table:table-cell table:style-name="ce13" table:number-columns-repeated="3"/>
          <table:table-cell table:style-name="Default"/>
          <table:table-cell table:style-name="ce13"/>
          <table:table-cell table:style-name="Default" table:number-columns-repeated="10"/>
        </table:table-row>
        <table:table-row table:style-name="ro1">
          <table:table-cell table:style-name="ce13"/>
          <table:table-cell table:style-name="Default" table:number-columns-repeated="6"/>
          <table:table-cell table:number-columns-repeated="14"/>
          <table:table-cell table:style-name="Default"/>
        </table:table-row>
        <table:table-row table:style-name="ro1">
          <table:table-cell table:style-name="ce13"/>
          <table:table-cell table:style-name="Default" table:number-columns-repeated="15"/>
          <table:table-cell table:number-columns-repeated="5"/>
          <table:table-cell table:style-name="Default"/>
        </table:table-row>
        <table:table-row table:style-name="ro1" table:number-rows-repeated="7">
          <table:table-cell table:style-name="Default" table:number-columns-repeated="16"/>
          <table:table-cell table:number-columns-repeated="5"/>
          <table:table-cell table:style-name="Default"/>
        </table:table-row>
        <table:table-row table:style-name="ro1">
          <table:table-cell table:style-name="Default" table:number-columns-repeated="16"/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00/00/00</text:date>, <text:time style:data-style-name="N2" text:time-value="15:40:27.122711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1T15:39:25.353392304</dc:date>
    <meta:editing-duration>PT2H31M7S</meta:editing-duration>
    <meta:editing-cycles>14</meta:editing-cycles>
    <meta:generator>LibreOffice/6.0.7.3$Linux_X86_64 LibreOffice_project/00m0$Build-3</meta:generator>
    <meta:document-statistic meta:table-count="1" meta:cell-count="726" meta:object-count="0"/>
  </office:meta>
</office:document-meta>
</file>